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3"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style:font-size-asian="12pt" style:font-size-complex="12pt"/>
    </style:style>
    <style:style style:name="P4" style:family="paragraph" style:parent-style-name="Standard">
      <style:paragraph-properties fo:margin-left="0in" fo:margin-right="0in" fo:line-height="125%" fo:text-align="start" style:justify-single-word="false" fo:text-indent="0in" style:auto-text-indent="false"/>
      <style:text-properties fo:color="#000000" style:font-name="Times New Roman" fo:font-size="12pt" style:font-size-asian="12pt" style:font-size-complex="12pt"/>
    </style:style>
    <style:style style:name="P5" style:family="paragraph" style:parent-style-name="Standard">
      <style:paragraph-properties fo:margin-left="0in" fo:margin-right="0in" fo:line-height="125%" fo:text-align="start" style:justify-single-word="false" fo:text-indent="0in" style:auto-text-indent="false"/>
      <style:text-properties fo:color="#000000" style:font-name="Times New Roman"/>
    </style:style>
    <style:style style:name="P6" style:family="paragraph" style:parent-style-name="Standard">
      <style:paragraph-properties fo:margin-left="0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7" style:family="paragraph" style:parent-style-name="Standard">
      <style:paragraph-properties fo:margin-left="0in" fo:margin-right="0in" fo:line-height="125%" fo:text-indent="0in" style:auto-text-indent="false"/>
      <style:text-properties fo:color="#000000" style:font-name="Courier New" fo:font-size="10pt" style:font-size-asian="10pt" style:font-size-complex="10pt"/>
    </style:style>
    <style:style style:name="P8" style:family="paragraph" style:parent-style-name="Standard">
      <style:paragraph-properties fo:margin-left="0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9" style:family="paragraph" style:parent-style-name="Standard">
      <style:paragraph-properties fo:margin-left="0in" fo:margin-right="0in" fo:line-height="125%" fo:text-indent="0in" style:auto-text-indent="false"/>
      <style:text-properties fo:color="#000000"/>
    </style:style>
    <style:style style:name="P10"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11"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12" style:family="paragraph" style:parent-style-name="Standard">
      <style:paragraph-properties fo:margin-left="1.4772in" fo:margin-right="0in" fo:line-height="125%" fo:text-indent="0in" style:auto-text-indent="false"/>
      <style:text-properties fo:color="#000000" style:font-name="Courier New" fo:font-size="10pt" style:font-size-asian="10pt" style:font-size-complex="10pt"/>
    </style:style>
    <style:style style:name="P13" style:family="paragraph" style:parent-style-name="Standard">
      <style:paragraph-properties fo:margin-left="1.4772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14" style:family="paragraph" style:parent-style-name="Standard">
      <style:paragraph-properties fo:margin-left="1.4772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15" style:family="paragraph" style:parent-style-name="Standard">
      <style:paragraph-properties fo:margin-left="1.4772in" fo:margin-right="0in" fo:line-height="125%" fo:text-indent="0in" style:auto-text-indent="false"/>
      <style:text-properties fo:color="#000000" style:font-name="Courier New" fo:font-size="10pt" fo:font-style="normal" fo:font-weight="normal" style:font-size-asian="10pt" style:font-size-complex="10pt"/>
    </style:style>
    <style:style style:name="P16" style:family="paragraph" style:parent-style-name="Standard">
      <style:paragraph-properties fo:margin-left="1.4772in" fo:margin-right="0in" fo:line-height="125%" fo:text-indent="0in" style:auto-text-indent="false"/>
      <style:text-properties fo:color="#000000"/>
    </style:style>
    <style:style style:name="P17" style:family="paragraph" style:parent-style-name="Standard">
      <style:paragraph-properties fo:margin-left="1.4772in" fo:margin-right="0in" fo:line-height="125%" fo:text-align="center"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18" style:family="paragraph" style:parent-style-name="Preformatted_20_Text">
      <style:paragraph-properties fo:margin-left="1.4772in" fo:margin-right="0in" fo:line-height="125%" fo:text-indent="0in" style:auto-text-indent="false"/>
      <style:text-properties fo:color="#000000" style:font-name="Times New Roman" fo:font-size="10pt" style:font-size-asian="10pt" style:font-size-complex="10pt"/>
    </style:style>
    <style:style style:name="P19" style:family="paragraph" style:parent-style-name="Preformatted_20_Text">
      <style:paragraph-properties fo:margin-left="1.4772in" fo:margin-right="0in" fo:line-height="125%" fo:text-indent="0in" style:auto-text-indent="false"/>
      <style:text-properties fo:color="#000000" style:font-name="Courier New" fo:font-size="10pt" style:font-size-asian="10pt" style:font-size-complex="10pt"/>
    </style:style>
    <style:style style:name="P20" style:family="paragraph" style:parent-style-name="Preformatted_20_Text">
      <style:paragraph-properties fo:line-height="125%"/>
      <style:text-properties fo:color="#000000" style:font-name="Times New Roman" fo:font-size="12pt" style:font-size-asian="12pt" style:font-size-complex="12pt"/>
    </style:style>
    <style:style style:name="P21" style:family="paragraph" style:parent-style-name="Preformatted_20_Text">
      <style:paragraph-properties fo:line-height="125%"/>
      <style:text-properties fo:color="#000000" style:font-name="Times New Roman" fo:font-size="12pt" fo:font-weight="bold" style:font-size-asian="12pt" style:font-weight-asian="bold" style:font-size-complex="12pt" style:font-weight-complex="bold"/>
    </style:style>
    <style:style style:name="P22"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23" style:family="paragraph" style:parent-style-name="Preformatted_20_Text">
      <style:paragraph-properties fo:line-height="110%"/>
      <style:text-properties fo:color="#000000" style:font-name="Times New Roman" fo:font-size="12pt" fo:font-weight="normal" style:font-size-asian="12pt" style:font-weight-asian="normal" style:font-size-complex="12pt" style:font-weight-complex="normal"/>
    </style:style>
    <style:style style:name="P24" style:family="paragraph" style:parent-style-name="Preformatted_20_Text">
      <style:paragraph-properties fo:line-height="125%"/>
      <style:text-properties fo:color="#000000"/>
    </style:style>
    <style:style style:name="P25" style:family="paragraph" style:parent-style-name="Preformatted_20_Text">
      <style:paragraph-properties fo:line-height="125%"/>
      <style:text-properties fo:color="#000000" style:font-name="Courier New" fo:font-size="10pt" style:font-size-asian="10pt" style:font-size-complex="10pt"/>
    </style:style>
    <style:style style:name="P26" style:family="paragraph" style:parent-style-name="Preformatted_20_Text">
      <style:paragraph-properties fo:margin-left="0.4925in" fo:margin-right="0in" fo:line-height="125%" fo:text-indent="0in" style:auto-text-indent="false"/>
      <style:text-properties fo:color="#000000" style:font-name="Courier New" fo:font-size="10pt" style:font-size-asian="10pt" style:font-size-complex="10pt"/>
    </style:style>
    <style:style style:name="P27" style:family="paragraph" style:parent-style-name="Preformatted_20_Text">
      <style:paragraph-properties fo:margin-left="0.4925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28" style:family="paragraph" style:parent-style-name="Preformatted_20_Text">
      <style:paragraph-properties fo:margin-left="0.4925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29" style:family="paragraph" style:parent-style-name="Preformatted_20_Text">
      <style:paragraph-properties fo:margin-left="0.4925in" fo:margin-right="0in" fo:line-height="125%" fo:text-indent="0in" style:auto-text-indent="false"/>
      <style:text-properties fo:font-variant="normal" fo:text-transform="none" fo:color="#000000" style:font-name="Courier New" fo:font-size="10pt" fo:letter-spacing="normal" fo:font-style="normal" fo:font-weight="normal" style:font-size-asian="10pt" style:font-weight-asian="normal" style:font-size-complex="10pt" style:font-weight-complex="normal"/>
    </style:style>
    <style:style style:name="P30" style:family="paragraph" style:parent-style-name="Standard">
      <style:paragraph-properties fo:line-height="125%"/>
      <style:text-properties fo:color="#000000" style:font-name="Times New Roman" fo:font-size="12pt" fo:font-weight="normal" style:font-size-asian="12pt" style:font-weight-asian="normal" style:font-size-complex="12pt" style:font-weight-complex="normal"/>
    </style:style>
    <style:style style:name="P31" style:family="paragraph" style:parent-style-name="Preformatted_20_Text" style:list-style-name="L1">
      <style:paragraph-properties fo:line-height="125%">
        <style:tab-stops>
          <style:tab-stop style:position="0.4819in"/>
        </style:tab-stops>
      </style:paragraph-properties>
      <style:text-properties fo:color="#000000" style:font-name="Courier New" fo:font-size="10pt" fo:font-weight="bold" style:font-size-asian="10pt" style:font-weight-asian="bold" style:font-size-complex="10pt" style:font-weight-complex="bold"/>
    </style:style>
    <style:style style:name="P32" style:family="paragraph" style:parent-style-name="Preformatted_20_Text" style:list-style-name="L2">
      <style:paragraph-properties fo:line-height="125%"/>
      <style:text-properties fo:color="#000000" style:font-name="Courier New" fo:font-size="10pt" fo:font-weight="bold" style:font-size-asian="10pt" style:font-weight-asian="bold" style:font-size-complex="10pt" style:font-weight-complex="bold"/>
    </style:style>
    <style:style style:name="P33" style:family="paragraph" style:parent-style-name="Preformatted_20_Text" style:list-style-name="L3">
      <style:paragraph-properties fo:line-height="125%"/>
      <style:text-properties fo:color="#000000" style:font-name="Courier New" fo:font-size="10pt" fo:font-weight="bold" style:font-size-asian="10pt" style:font-weight-asian="bold" style:font-size-complex="10pt" style:font-weight-complex="bold"/>
    </style:style>
    <style:style style:name="P34" style:family="paragraph" style:parent-style-name="Preformatted_20_Text" style:list-style-name="L1">
      <style:paragraph-properties fo:line-height="125%">
        <style:tab-stops>
          <style:tab-stop style:position="0.4819in"/>
        </style:tab-stops>
      </style:paragraph-properties>
      <style:text-properties fo:color="#000000" style:font-name="Courier New" fo:font-size="10pt" style:font-size-asian="10pt" style:font-size-complex="10pt"/>
    </style:style>
    <style:style style:name="P35" style:family="paragraph" style:parent-style-name="Preformatted_20_Text" style:list-style-name="L2">
      <style:paragraph-properties fo:line-height="125%"/>
      <style:text-properties fo:color="#000000" style:font-name="Courier New" fo:font-size="10pt" style:font-size-asian="10pt" style:font-size-complex="10pt"/>
    </style:style>
    <style:style style:name="P36" style:family="paragraph" style:parent-style-name="Preformatted_20_Text" style:list-style-name="L3">
      <style:paragraph-properties fo:line-height="125%"/>
      <style:text-properties fo:color="#000000" style:font-name="Courier New" fo:font-size="10pt" style:font-size-asian="10pt" style:font-size-complex="10pt"/>
    </style:style>
    <style:style style:name="P37" style:family="paragraph" style:parent-style-name="Preformatted_20_Text" style:list-style-name="L2">
      <style:paragraph-properties fo:line-height="125%"/>
      <style:text-properties fo:color="#000000" style:font-name="Times New Roman" fo:font-size="10pt" style:font-size-asian="10pt" style:font-size-complex="10pt"/>
    </style:style>
    <style:style style:name="P38" style:family="paragraph" style:parent-style-name="Preformatted_20_Text" style:list-style-name="L3">
      <style:paragraph-properties fo:line-height="125%"/>
      <style:text-properties fo:color="#000000" style:font-name="Times New Roman" fo:font-size="10pt" style:font-size-asian="10pt" style:font-size-complex="10pt"/>
    </style:style>
    <style:style style:name="P39"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40" style:family="paragraph" style:parent-style-name="Preformatted_20_Text">
      <style:paragraph-properties fo:line-height="125%"/>
      <style:text-properties fo:color="#000000" style:font-name="Times New Roman" fo:font-size="12pt" fo:font-weight="bold" style:font-size-asian="12pt" style:font-weight-asian="bold" style:font-size-complex="12pt" style:font-weight-complex="bold"/>
    </style:style>
    <style:style style:name="P41" style:family="paragraph" style:parent-style-name="Preformatted_20_Text">
      <style:paragraph-properties fo:line-height="125%"/>
      <style:text-properties fo:color="#000000" style:font-name="Courier" fo:font-size="12pt" fo:font-weight="normal" style:font-size-asian="12pt" style:font-weight-asian="normal" style:font-size-complex="12pt" style:font-weight-complex="normal"/>
    </style:style>
    <style:style style:name="P42" style:family="paragraph" style:parent-style-name="Preformatted_20_Text" style:list-style-name="L5"/>
    <style:style style:name="P43" style:family="paragraph" style:parent-style-name="Preformatted_20_Text" style:list-style-name="L5">
      <style:paragraph-properties fo:line-height="110%"/>
      <style:text-properties fo:font-variant="normal" fo:text-transform="none" fo:font-size="12pt" fo:letter-spacing="normal" style:font-size-asian="12pt" style:font-size-complex="12pt"/>
    </style:style>
    <style:style style:name="P44" style:family="paragraph" style:parent-style-name="Preformatted_20_Text" style:list-style-name="L5">
      <style:paragraph-properties fo:line-height="110%"/>
      <style:text-properties fo:font-size="12pt" style:font-size-asian="12pt" style:font-size-complex="12pt"/>
    </style:style>
    <style:style style:name="P45" style:family="paragraph" style:parent-style-name="Preformatted_20_Text" style:list-style-name="L5">
      <style:text-properties fo:font-size="12pt" style:font-size-asian="12pt" style:font-size-complex="12pt"/>
    </style:style>
    <style:style style:name="P46"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47"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48"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P49"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style:font-name="Courier New"/>
    </style:style>
    <style:style style:name="T2" style:family="text">
      <style:text-properties style:font-name="Courier New" fo:font-weight="bold" style:font-weight-asian="bold" style:font-weight-complex="bold"/>
    </style:style>
    <style:style style:name="T3" style:family="text">
      <style:text-properties style:font-name="Courier New" fo:font-size="10pt" fo:font-weight="bold" style:font-size-asian="10pt" style:font-weight-asian="bold" style:font-size-complex="10pt" style:font-weight-complex="bold"/>
    </style:style>
    <style:style style:name="T4" style:family="text">
      <style:text-properties style:font-name="Courier New" fo:font-size="10pt" fo:font-weight="normal" style:font-size-asian="10pt" style:font-weight-asian="normal" style:font-size-complex="10pt" style:font-weight-complex="normal"/>
    </style:style>
    <style:style style:name="T5" style:family="text">
      <style:text-properties style:font-name="Courier New" fo:font-size="12pt" style:font-size-asian="12pt" style:font-size-complex="12pt"/>
    </style:style>
    <style:style style:name="T6" style:family="text">
      <style:text-properties style:font-name="Courier New" fo:font-size="12pt" fo:font-style="normal" style:font-size-asian="12pt" style:font-style-asian="normal" style:font-size-complex="12pt" style:font-style-complex="normal"/>
    </style:style>
    <style:style style:name="T7" style:family="text">
      <style:text-properties style:font-name="Courier New" fo:font-size="12pt" fo:font-weight="bold" style:font-size-asian="12pt" style:font-weight-asian="bold" style:font-size-complex="12pt" style:font-weight-complex="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Times New Roman"/>
    </style:style>
    <style:style style:name="T11" style:family="text">
      <style:text-properties style:font-name="Times New Roman" fo:font-size="12pt" style:font-size-asian="12pt" style:font-size-complex="12pt"/>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normal" fo:font-weight="bold"/>
    </style:style>
    <style:style style:name="T15" style:family="text">
      <style:text-properties fo:font-style="normal" fo:font-weight="normal"/>
    </style:style>
    <style:style style:name="T16" style:family="text">
      <style:text-properties fo:font-style="normal" style:font-style-asian="normal" style:font-style-complex="normal"/>
    </style:style>
    <style:style style:name="T17" style:family="text">
      <style:text-properties style:text-underline-style="solid" style:text-underline-width="auto" style:text-underline-color="font-color"/>
    </style:style>
    <style:style style:name="T18" style:family="text">
      <style:text-properties style:text-underline-style="none"/>
    </style:style>
    <style:style style:name="T19" style:family="text">
      <style:text-properties fo:font-size="12pt" style:font-size-asian="12pt" style:font-size-complex="12pt"/>
    </style:style>
    <style:style style:name="T20" style:family="text">
      <style:text-properties style:text-position="super 58%"/>
    </style:style>
    <style:style style:name="T21" style:family="text">
      <style:text-properties style:font-name="Courie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654in" fo:text-indent="-0.25in" fo:margin-left="0.665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54in" fo:text-indent="-0.25in" fo:margin-left="0.915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54in" fo:text-indent="-0.25in" fo:margin-left="1.165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54in" fo:text-indent="-0.25in" fo:margin-left="1.415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54in" fo:text-indent="-0.25in" fo:margin-left="1.665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54in" fo:text-indent="-0.25in" fo:margin-left="1.915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54in" fo:text-indent="-0.25in" fo:margin-left="2.165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54in" fo:text-indent="-0.25in" fo:margin-left="2.415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54in" fo:text-indent="-0.25in" fo:margin-left="2.665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54in" fo:text-indent="-0.25in" fo:margin-left="2.9154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Master's Thesis Proposal: Formal Theory of Communication in Concurrent ML</text:p>
      <text:p text:style-name="P22">Thomas Logan</text:p>
      <text:p text:style-name="P21"/>
      <text:p text:style-name="P21">Summary</text:p>
      <text:p text:style-name="P20"><text:tab/>The goal of this master's thesis is to the develop formal and mechanically verified proofs of useful properties about communication in Concurrent ML[8, 9]. <text:s/>This work will build on Reppy and Xiao's static analysis for computing sound approximations of communication topologies[11, 16]. <text:s/>I will define a small-step operational semantics for Concurrent ML and a constraint-based static analysis[5] that describes all possible communications with varying precision. <text:s/>I will prove that the analysis is sound with respect to the semantics. <text:s/>The semantics, analysis, propositions, proofs, and theorems will rely on Isabelle/HOL[<text:span text:style-name="T9">6, 7, 14, 15</text:span>] as the formal language of reasoning. <text:s/>The proofs will be mechanically checked by Isabelle[17].</text:p>
      <text:p text:style-name="P20"/>
      <text:p text:style-name="P21">Overview</text:p>
      <text:p text:style-name="P20"><text:tab/>Concurrent programming languages provide features to specify a range of evaluation orders between steps of distinct expressions. <text:s/>The freedom to choose from a number of possible evaluation orders has certain advantages. <text:s/>Conceptually distinct tasks may need to overlap in time, but are easier to understand if they are written as distinct expressions. <text:s/>Concurrent languages may also allow the evaluation order between steps of expressions to be nondeterministic or unrestricted. <text:s/>If it's not necessary for tasks to be ordered in a precise way, then it may be better that the program allow arbitrary ordering and let a scheduler find an execution order based on runtime conditions and policies of fairness. <text:s/>A common use case for concurrent languages is GUI programming, in which a program has to process various requests while remaining responsive to subsequent user inputs and continually providing the user with the latest information it has processed.</text:p>
      <text:p text:style-name="P20"><text:tab/>Concurrent ML is a concurrent programming language. <text:s/>It offers a process abstraction, which is a piece of code allowed to have a wide range of evaluation orders relative to code encapsulated in other processes. <text:s/>The language provides a synchronization mechanism that can specify the execution order between parts of expressions in separate processes. <text:s/>It is often the case that synchronization is necessary when data is shared. <text:s/>Thus, in Concurrent ML, synchronization and data sharing mechanisms are actually subsumed by a uniform communication mechanism. <text:s/>Additional process abstractions can be used for sharing data asynchronously, which can provide better usability or performance in some instances. <text:s/>A process, also known as a thread in Concurrent ML, is created using the <text:span text:style-name="T1">spawn</text:span> primitive.</text:p>
      <text:p text:style-name="P20"/>
      <text:p text:style-name="P18"><text:span text:style-name="T2">type</text:span><text:span text:style-name="T1"> thread_id</text:span></text:p>
      <text:p text:style-name="P19"><text:span text:style-name="T8">val</text:span> spawn<text:span text:style-name="T9">: </text:span>(unit <text:span text:style-name="T9">-&gt;</text:span> unit) -&gt; thread_id</text:p>
      <text:p text:style-name="P20"/>
      <text:p text:style-name="P20">Processes communicate by having shared access to a common channel. <text:s/>A channel can be used to either send data or receive data. <text:s/>When a process sends on a channel, another process must receive on the <text:soft-page-break/>same channel before the sending process can continue. <text:s/>Likewise, when a process receives on a channel, another process must send on the same channel before the receiving process can continue.</text:p>
      <text:p text:style-name="P20"/>
      <text:p text:style-name="P19"><text:span text:style-name="T8">type</text:span> 'a chan</text:p>
      <text:p text:style-name="P19"><text:span text:style-name="T8">val</text:span> channel : unit -&gt; 'a chan</text:p>
      <text:p text:style-name="P19"><text:span text:style-name="T8">val</text:span> recv : 'a chan -&gt; 'a</text:p>
      <text:p text:style-name="P19"><text:span text:style-name="T8">val</text:span> send : ('a chan * 'a) -&gt; unit</text:p>
      <text:p text:style-name="P20"/>
      <text:p text:style-name="P20">A given channel can have any arbitrary number of processes sending or receiving data on it over the course of the program's execution. <text:s/>Listing 1 and Listing 2 give a simple example derived from Reppy's book <text:span text:style-name="T13">Concurrent Programming in ML</text:span>[8] that illustrates these essential features of Concurrent ML.</text:p>
      <text:p text:style-name="P8"><text:tab/><text:tab/><text:tab/></text:p>
      <text:p text:style-name="P7"><text:span text:style-name="T8"><text:tab/><text:tab/><text:tab/>signature</text:span><text:span text:style-name="T9"> SERV = </text:span><text:span text:style-name="T8">sig </text:span></text:p>
      <text:p text:style-name="P12"><text:span text:style-name="T8"><text:s text:c="2"/>type</text:span> serv</text:p>
      <text:p text:style-name="P12"><text:span text:style-name="T8"><text:s text:c="2"/>val</text:span><text:span text:style-name="T9"> make : unit -&gt; serv</text:span></text:p>
      <text:p text:style-name="P12"><text:span text:style-name="T8"><text:s text:c="2"/>val </text:span>call : serv * int -&gt; int</text:p>
      <text:p text:style-name="P13">end</text:p>
      <text:p text:style-name="P2">Listing 1: Server signature</text:p>
      <text:p text:style-name="P8"><text:tab/><text:tab/><text:tab/></text:p>
      <text:p text:style-name="P9"><text:span text:style-name="T3"><text:tab/><text:tab/><text:tab/>structure</text:span><text:span text:style-name="T4"> Serv :&gt; SERV = </text:span><text:span text:style-name="T3">struct </text:span></text:p>
      <text:p text:style-name="P12"><text:span text:style-name="T8"><text:s text:c="2"/>datatype</text:span> serv = <text:span text:style-name="T9">S</text:span> <text:span text:style-name="T8">of</text:span><text:span text:style-name="T9"> (int * int chan) chan </text:span></text:p>
      <text:p text:style-name="P14"/>
      <text:p text:style-name="P12"><text:span text:style-name="T8"><text:s text:c="2"/>fun</text:span><text:span text:style-name="T9"> make () </text:span>= <text:span text:style-name="T8">let</text:span> </text:p>
      <text:p text:style-name="P12"><text:span text:style-name="T8"><text:s text:c="4"/>val</text:span> reqCh = channel ()</text:p>
      <text:p text:style-name="P12"><text:span text:style-name="T8"><text:s text:c="4"/></text:span><text:span text:style-name="T8">fun</text:span> loop state = <text:span text:style-name="T8">let</text:span></text:p>
      <text:p text:style-name="P12"><text:span text:style-name="T8"><text:s text:c="4"/></text:span><text:span text:style-name="T8"><text:s text:c="2"/>val </text:span>(v, replCh) = recv reqCh</text:p>
      <text:p text:style-name="P12"><text:span text:style-name="T8"><text:s text:c="4"/>in</text:span> </text:p>
      <text:p text:style-name="P12"><text:s text:c="6"/>send (replCh, state);</text:p>
      <text:p text:style-name="P12"><text:s text:c="6"/>loop v </text:p>
      <text:p text:style-name="P12"><text:span text:style-name="T8"><text:s text:c="4"/>end</text:span> <text:s text:c="3"/></text:p>
      <text:p text:style-name="P13"><text:s text:c="2"/>in</text:p>
      <text:p text:style-name="P12"><text:span text:style-name="T8"><text:s text:c="4"/></text:span>spawn (<text:span text:style-name="T8">fn</text:span> () =&gt; loop 0);</text:p>
      <text:p text:style-name="P12"><text:s text:c="4"/>S reqCh</text:p>
      <text:p text:style-name="P12"><text:span text:style-name="T8"><text:s text:c="2"/>end</text:span> </text:p>
      <text:p text:style-name="P12"/>
      <text:p text:style-name="P12"><text:span text:style-name="T8"><text:s text:c="2"/>fun</text:span> call (server, v) = <text:span text:style-name="T8">let</text:span> </text:p>
      <text:p text:style-name="P12"><text:s text:c="4"/><text:span text:style-name="T8">val</text:span> S reqCh = server</text:p>
      <text:p text:style-name="P12"><text:span text:style-name="T8"><text:s text:c="4"/>val</text:span> replCh = channel ()</text:p>
      <text:p text:style-name="P12"><text:span text:style-name="T8"><text:s text:c="2"/>in</text:span> </text:p>
      <text:p text:style-name="P12"><text:s text:c="4"/>send (reqCh, (v, replCh));</text:p>
      <text:p text:style-name="P12"><text:s text:c="4"/>recv replCh </text:p>
      <text:p text:style-name="P13"><text:s text:c="2"/>end</text:p>
      <text:p text:style-name="P13">end</text:p>
      <text:p text:style-name="P2">Listing 2: Implementation of servers</text:p>
      <text:p text:style-name="P24"><text:soft-page-break/><text:span text:style-name="T11">The server implementation, given in Listing 2, defines a server that holds a number </text:span><text:span text:style-name="T6">state</text:span><text:span text:style-name="T11">. <text:s/>When a client gives the server a number </text:span><text:span text:style-name="T6">v</text:span><text:span text:style-name="T11">, the server gives back </text:span><text:span text:style-name="T5">state</text:span><text:span text:style-name="T11">, and holds onto </text:span><text:span text:style-name="T5">v</text:span><text:span text:style-name="T11"> to as its new </text:span><text:span text:style-name="T5">state</text:span><text:span text:style-name="T11">, which it gives to the next client and so on. <text:s/>A request and reply is equivalent to reading and writing a mutable cell in isolation. <text:s/>The function </text:span><text:span text:style-name="T5">make</text:span><text:span text:style-name="T11"> makes a new server. <text:s/>It creates a new channel </text:span><text:span text:style-name="T5">reqCh</text:span><text:span text:style-name="T11">, from which the server will receive requests. <text:s/>The sever behavior is defined by the infinite loop </text:span><text:span text:style-name="T5">loop</text:span><text:span text:style-name="T11">, which takes a number as the state of each iteration. <text:s/>Each iteration, the server tries to receive requests on </text:span><text:span text:style-name="T5">reqCh</text:span><text:span text:style-name="T11">. <text:s/>It expects the request to be composed of a number </text:span><text:span text:style-name="T5">v</text:span><text:span text:style-name="T11"> and a channel </text:span><text:span text:style-name="T5">replCh</text:span><text:span text:style-name="T11">, through which to reply. <text:s/>Once a request has been received, it sends the current state back to the client through </text:span><text:span text:style-name="T5">replCh</text:span><text:span text:style-name="T11"> by calling </text:span><text:span text:style-name="T5">send (replCh, state)</text:span><text:span text:style-name="T11">. <text:s/>It initiates the next iteration of the loop by calling </text:span><text:span text:style-name="T5">loop</text:span><text:span text:style-name="T11"> with a new state from the client. <text:s/>The server is created with a new process by calling <text:s/></text:span><text:span text:style-name="T5">spawn (</text:span><text:span text:style-name="T7">fn</text:span><text:span text:style-name="T5"> () =&gt; loop 0)</text:span><text:span text:style-name="T11">. <text:s text:c="2"/>A handle to the new server is returned as </text:span><text:span text:style-name="T5">reqCh</text:span><text:span text:style-name="T11"> wrapped in the constructor </text:span><text:span text:style-name="T5">S</text:span><text:span text:style-name="T11">. <text:s/>The function </text:span><text:span text:style-name="T5">call</text:span><text:span text:style-name="T11"> makes a request to a server </text:span><text:span text:style-name="T5">server</text:span><text:span text:style-name="T11"> with a number </text:span><text:span text:style-name="T5">v</text:span><text:span text:style-name="T11"> and returns the number from the server's reply. <text:s/>It extracts the request channel </text:span><text:span text:style-name="T5">reqCh</text:span><text:span text:style-name="T11"> from the server handle and creates a new channel </text:span><text:span text:style-name="T5">replCh</text:span><text:span text:style-name="T11">, from which the client will receive replies. <text:s/>It makes a request to the server with the number </text:span><text:span text:style-name="T5">v</text:span><text:span text:style-name="T11"> and the reply channel </text:span><text:span text:style-name="T5">replCh</text:span><text:span text:style-name="T11"> by calling </text:span><text:span text:style-name="T5">send (reqCh, (v, replCh))</text:span><text:span text:style-name="T11">. <text:s/>Then it receives the reply with the new number by calling </text:span><text:span text:style-name="T5">recv replCh</text:span><text:span text:style-name="T11">.</text:span></text:p>
      <text:p text:style-name="P24"><text:span text:style-name="T11"><text:tab/>Reppy's original design of Concurrent ML allows for events other than sending and receiving to be triggered by synchronization. <text:s/>One such event chooses between one of many events to synchronize on. <text:s/>Only one of the events is chosen for synchronization, but all choices must be represented. <text:s/>Thus, event synchronization must be separated from event values, similar to the way function application is separated from function abstraction. <text:s/></text:span><text:span text:style-name="T5">send</text:span><text:span text:style-name="T11"> and </text:span><text:span text:style-name="T5">recv</text:span><text:span text:style-name="T11"> are just shorthand for synchronization on send and receive events, respectively.</text:span></text:p>
      <text:p text:style-name="P20"/>
      <text:p text:style-name="P19"><text:span text:style-name="T8">type</text:span> 'a event</text:p>
      <text:p text:style-name="P19"><text:span text:style-name="T8">val</text:span> sync : 'a event -&gt; 'a</text:p>
      <text:p text:style-name="P19"><text:span text:style-name="T8">val</text:span> recvEvt : 'a chan -&gt; 'a event</text:p>
      <text:p text:style-name="P19"><text:span text:style-name="T8">val</text:span> sendEvt : 'a chan * 'a -&gt; unit event</text:p>
      <text:p text:style-name="P19"><text:span text:style-name="T8">val</text:span> choose: 'a event * 'a event -&gt; 'a event</text:p>
      <text:p text:style-name="P19"/>
      <text:p text:style-name="P19"><text:span text:style-name="T8">fun </text:span>send (ch, v) = sync (sendEvt (ch, v))</text:p>
      <text:p text:style-name="P19"><text:span text:style-name="T8">fun</text:span> recv v = sync (recvEvt v)</text:p>
      <text:p text:style-name="P20"/>
      <text:p text:style-name="P20"><text:tab/><text:span text:style-name="T1">choose</text:span> is an example of an event combinator; a way to construct an event from other events. <text:s/>Reppy's book on Concurrent ML offers explanations of many other useful combinators, such as the wrap and guard combinators[8]. <text:s/>Donnelly and Fluet extended Concurrent ML with the transactional event combinator <text:span text:style-name="T1">thenEvt</text:span>[1]. <text:s/>Transactional events provide a technique for describing tasks that sometimes execute in isolation and sometimes don't. <text:s/>Achieving similar results without transactional events would require duplication of code in multiple processes, resulting in code that is brittle under <text:soft-page-break/>modification.</text:p>
      <text:p text:style-name="P20"><text:s text:c="2"/></text:p>
      <text:p text:style-name="P19"><text:span text:style-name="T8">val</text:span> thenEvt: 'a event * ('a -&gt; 'b event) <text:s/>-&gt; 'b event</text:p>
      <text:p text:style-name="P19"/>
      <text:p text:style-name="P20">When <text:s/><text:span text:style-name="T1">thenEvt</text:span> is synchronized on, either all of its constituent events and abstractions evaluate in isolation, or none evaluate.</text:p>
      <text:p text:style-name="P20"/>
      <text:p text:style-name="P20"><text:tab/>A uniprocessor implementation of synchronous communication is inexpensive. <text:s/>Using a fairly course-grain interleaving, the communication on a channel can proceed by checking if the channel is in one of two possible states: either a corresponding process is waiting or there's nothing waiting. <text:s/>The implementation doesn't need to consider states where competing processes are also trying to communicate on the same channel, since the course-grain interleaving ensures that competing processes have made no partial communication progress. <text:s/>In a multiprocessor setting, processes can run in parallel and multiple processes can simultaneously make partial progress on the same channel. <text:s/>The multiprocessor implementation of communication is more expensive than that of the uniprocessor, since it must consider additional states related to competing processes making partial communication progress.[10]</text:p>
      <text:p text:style-name="P20"><text:tab/>Channels known to have only one sender or one receiver can have lower communication costs than those with arbitrary number of senders and arbitrary number of receivers, since some of the cost of handling competing processes can be avoided. <text:s/>Concurrent ML does not provide language features for multiple types of channels distinguished by their communication topologies, or the number of processes that may end up sending or receiving on it. <text:s/>However, channels can be classified into various topologies based on their potential communication. <text:s/>A many-to-many channel has any number of senders and receivers; a fan-out channel has one sender and any number of receivers; a fan-in channel has any number of senders and exactly one receiver; a one-to-one channel has exactly one of each; a one-shot channel has exactly one sender, one receiver, and sends data only once. <text:s/>The server implementation in Listing 2 <text:s/>with the following calling code exhibits these topologies.</text:p>
      <text:p text:style-name="P3"/>
      <text:p text:style-name="P13">val <text:span text:style-name="T9">server = Serv.make ()</text:span></text:p>
      <text:p text:style-name="P14"><text:span text:style-name="T8">val</text:span> _ = spawn (fn () =&gt; Serv.call (server, 35))</text:p>
      <text:p text:style-name="P14"><text:span text:style-name="T8">val</text:span> _ = spawn (fn () =&gt; </text:p>
      <text:p text:style-name="P6"><text:tab/><text:tab/><text:tab/> <text:s/>Serv.call (server, 12); </text:p>
      <text:p text:style-name="P14"><text:s text:c="2"/>Serv.call (server, 13)</text:p>
      <text:p text:style-name="P14">)</text:p>
      <text:p text:style-name="P14"><text:span text:style-name="T8">val</text:span> _ = spawn (fn () =&gt; Serv.call (server, 81))</text:p>
      <text:p text:style-name="P14"><text:span text:style-name="T8">val</text:span> _ = spawn (fn () =&gt; Serv.call (server, 44))</text:p>
      <text:p text:style-name="P17"/>
      <text:p text:style-name="P5"><text:span text:style-name="T19">Since there are four processes that make calls to the server, the server's particular </text:span><text:span text:style-name="T5">reqCh</text:span><text:span text:style-name="T19"> has four senders. <text:s/>Servers are created with only one process listening for requests, so the </text:span><text:span text:style-name="T5">reqCh</text:span><text:span text:style-name="T19"> of this server </text:span><text:soft-page-break/><text:span text:style-name="T19">has just one receiver. <text:s/>So the server's </text:span><text:span text:style-name="T5">reqCh</text:span><text:span text:style-name="T19"> is classified as fan-in. <text:s/>Each use of </text:span><text:span text:style-name="T5">call</text:span><text:span text:style-name="T19"> creates a distinct new channel </text:span><text:span text:style-name="T5">replCh</text:span><text:span text:style-name="T19"> for receiving data. <text:s/>The function </text:span><text:span text:style-name="T5">call</text:span><text:span text:style-name="T19"> receives on the channel once and the server sends on the channel once, so each instance of </text:span><text:span text:style-name="T5">replCh</text:span><text:span text:style-name="T19"> is one-shot.</text:span></text:p>
      <text:p text:style-name="P4"/>
      <text:p text:style-name="P20"><text:tab/>A program analysis that describes communication topologies of channels has practical benefits in at least two ways. <text:s/>It can highlight which channels are candidates for optimized implementations of communication; or in a language extension allowing the specification of restricted channels, it can conservatively verify the correct usage of restricted channels. <text:s/>Listing 2 demonstrates the language extension based on an example from Reppy and Xiao[11].</text:p>
      <text:p text:style-name="P20"/>
      <text:p text:style-name="P16"><text:span text:style-name="T3">structure</text:span><text:span text:style-name="T4"> Serv :&gt; SERV = </text:span><text:span text:style-name="T3">struct </text:span></text:p>
      <text:p text:style-name="P12"><text:span text:style-name="T8"><text:s text:c="2"/>datatype</text:span> serv = <text:span text:style-name="T9">S</text:span> <text:span text:style-name="T8">of</text:span><text:span text:style-name="T9"> (int * int chan) chan </text:span></text:p>
      <text:p text:style-name="P14"/>
      <text:p text:style-name="P12"><text:span text:style-name="T8"><text:s text:c="2"/>fun</text:span><text:span text:style-name="T9"> make () </text:span>= <text:span text:style-name="T8">let</text:span> </text:p>
      <text:p text:style-name="P12"><text:span text:style-name="T8"><text:s text:c="4"/>val</text:span> reqCh = <text:span text:style-name="T17">FanIn.</text:span>channel()</text:p>
      <text:p text:style-name="P12"><text:span text:style-name="T8"><text:s text:c="4"/></text:span><text:span text:style-name="T8">fun</text:span> loop state = <text:span text:style-name="T8">let</text:span></text:p>
      <text:p text:style-name="P12"><text:span text:style-name="T8"><text:s text:c="6"/>val </text:span>(v, replCh) = <text:span text:style-name="T17">FanIn.</text:span>recv reqCh</text:p>
      <text:p text:style-name="P12"><text:span text:style-name="T8"><text:s text:c="4"/>in</text:span> </text:p>
      <text:p text:style-name="P12"><text:s text:c="6"/><text:span text:style-name="T17">OneShot.</text:span><text:span text:style-name="T18">send (replCh, state)</text:span>;</text:p>
      <text:p text:style-name="P12"><text:s text:c="6"/>loop v </text:p>
      <text:p text:style-name="P12"><text:span text:style-name="T8"><text:s text:c="4"/>end</text:span> <text:s text:c="3"/></text:p>
      <text:p text:style-name="P13"><text:s text:c="2"/>in</text:p>
      <text:p text:style-name="P12"><text:span text:style-name="T8"><text:s text:c="4"/></text:span>spawn (<text:span text:style-name="T8">fn</text:span> () =&gt; loop 0);</text:p>
      <text:p text:style-name="P12"><text:s text:c="4"/>S reqCh</text:p>
      <text:p text:style-name="P12"><text:span text:style-name="T8"><text:s text:c="2"/>end</text:span> </text:p>
      <text:p text:style-name="P12"/>
      <text:p text:style-name="P12"><text:span text:style-name="T8"><text:s text:c="2"/>fun</text:span> call (server, v) = <text:span text:style-name="T8">let</text:span> </text:p>
      <text:p text:style-name="P12"><text:s text:c="4"/><text:span text:style-name="T8">val</text:span> S reqCh = server</text:p>
      <text:p text:style-name="P12"><text:span text:style-name="T8"><text:s text:c="4"/>val</text:span> replCh = <text:span text:style-name="T17">OneShot</text:span>.channel ()</text:p>
      <text:p text:style-name="P12"><text:span text:style-name="T8"><text:s text:c="2"/>in</text:span> </text:p>
      <text:p text:style-name="P12"><text:s text:c="4"/><text:span text:style-name="T17">FanIn.</text:span>send (reqCh, (v, replCh));</text:p>
      <text:p text:style-name="P12"><text:s text:c="4"/><text:span text:style-name="T17">OneShot.</text:span>recv replCh </text:p>
      <text:p text:style-name="P13"><text:s text:c="2"/>end</text:p>
      <text:p text:style-name="P13">end</text:p>
      <text:p text:style-name="P13"/>
      <text:p text:style-name="P20">Without a static analysis to check the usage of the special channels, one could inadvertently use a one-shot channel for a channel that has multiple senders, resulting in runtime behavior inconsistent with the general semantics of channel synchronization.</text:p>
      <text:p text:style-name="P20"><text:tab/>The utility of the program analysis additionally depends on it being informative, sound, and computable. <text:s/>The analysis is informative iff there exist programs about which the analysis describes information that is not directly observable. <text:s/>The analysis is sound iff the information it describes about a program is the same or less precise than the operational semantics of the program. The analysis is <text:soft-page-break/>computable iff there exists an algorithm that determines all the values described by the analysis on any input program.</text:p>
      <text:p text:style-name="P20"/>
      <text:p text:style-name="P20"><text:tab/>Program analyses, like operational semantics, describe information about the execution or behavior of programs. <text:s/>Yet, while an operational semantics may be viewed as ground truth, the correctness of an analysis is derived from its relation to an operational semantics. <text:s/>In practice, program analyses often describe computable information with respect to operational semantics that are universal and capable of describing uncomputable information. <text:s/>To allow for computability, program analyses often describe approximate information.</text:p>
      <text:p text:style-name="P20"><text:tab/>There are a large number of program analyses with a variety of practical uses. <text:s/>Some constructions of programs might be considered bad, by describing operations that don't make sense, like <text:span text:style-name="T1">True * 5 / “hello”</text:span>, or accessing the 7<text:span text:style-name="T20">th</text:span> element of an array with 6 elements. <text:s/>A type systems, or static semantics, is an analysis that can help ensure programs are well constructed. <text:s/>It describes how programs and expressions can be composed, such that the programs won't get stuck or result in certain kinds of undesired behavior. <text:s/>Type systems can improve debugging by pointing out errors that may be infrequently executed. <text:s/>They can also improve execution speeds of safe languages by rendering some runtime checks unnecessary. <text:s/></text:p>
      <text:p text:style-name="P20"><text:tab/>Other analyses are useful for describing opportunities for program optimizations. <text:s/>Many analyses used for optimizations describe how data flows with information related to every point in the program. <text:s/>Each point refers to a term, from which the small-step semantics may take a step. <text:s/>Some programs may mention the same expression multiple times, possibly resulting in redundant computations. <text:s/>These redundant computations can be detected<text:span text:style-name="T16"> by available expressions analysis, one of many data flow analyses</text:span>. <text:s/>An available expressions analysis describes which expressions must have been computed by each program point.</text:p>
      <text:p text:style-name="P20"/>
      <text:list xml:id="list5682601554602003735" text:style-name="L1">
        <text:list-item>
          <text:p text:style-name="P31">let</text:p>
        </text:list-item>
        <text:list-item>
          <text:p text:style-name="P34"><text:s text:c="2"/><text:span text:style-name="T8">val</text:span> w = 4</text:p>
        </text:list-item>
        <text:list-item>
          <text:p text:style-name="P34"><text:s text:c="2"/><text:span text:style-name="T8">val</text:span> x = ref 1</text:p>
        </text:list-item>
        <text:list-item>
          <text:p text:style-name="P34"><text:s text:c="2"/><text:span text:style-name="T8">val</text:span> y = ref 2</text:p>
        </text:list-item>
        <text:list-item>
          <text:p text:style-name="P34"><text:s text:c="2"/><text:span text:style-name="T8">val</text:span> z = (!x + 1) + (!y + 2) + (w - 3); </text:p>
        </text:list-item>
        <text:list-item>
          <text:p text:style-name="P34"><text:s text:c="2"/><text:span text:style-name="T8">val</text:span> w = 1</text:p>
        </text:list-item>
        <text:list-item>
          <text:p text:style-name="P31">in</text:p>
        </text:list-item>
        <text:list-item>
          <text:p text:style-name="P34"><text:s text:c="2"/>y := 0;</text:p>
        </text:list-item>
        <text:list-item>
          <text:p text:style-name="P34"><text:s text:c="2"/>(!y + 2) - (!x + 1) * (w – 3)</text:p>
        </text:list-item>
        <text:list-item>
          <text:p text:style-name="P31">end</text:p>
        </text:list-item>
      </text:list>
      <text:p text:style-name="P20"><text:tab/></text:p>
      <text:p text:style-name="P20">The expression <text:span text:style-name="T1">(!x + 1)</text:span> is available by line 9 but <text:span text:style-name="T1">(!y + 2)</text:span><text:span text:style-name="T10"> and </text:span><text:span text:style-name="T1">(w - 3)</text:span><text:span text:style-name="T10"> are not, because </text:span><text:span text:style-name="T1">y</text:span><text:span text:style-name="T10"> was modified in line 8 and </text:span><text:span text:style-name="T1">w</text:span><text:span text:style-name="T10"> was rebound in line 6. <text:s/></text:span></text:p>
      <text:p text:style-name="P20"><text:tab/>Another inefficiency is that programs may perform computations, but then ignore their results. <text:s/><text:soft-page-break/>Such dead code can be detected by a liveness analysis. <text:s/>The analysis describes for each program point, the set of variables and references whose values might be used in the remainder of the program.</text:p>
      <text:p text:style-name="P20"/>
      <text:list xml:id="list3023338868459275808" text:style-name="L2">
        <text:list-item>
          <text:p text:style-name="P37"><text:span text:style-name="T2">let</text:span><text:span text:style-name="T1"> </text:span></text:p>
        </text:list-item>
        <text:list-item>
          <text:p text:style-name="P37"><text:span text:style-name="T1"><text:s text:c="2"/></text:span><text:span text:style-name="T2">val</text:span><text:span text:style-name="T1"> x = 1 <text:s text:c="3"/></text:span></text:p>
        </text:list-item>
        <text:list-item>
          <text:p text:style-name="P37"><text:span text:style-name="T1"><text:s text:c="2"/></text:span><text:span text:style-name="T2">val</text:span><text:span text:style-name="T1"> y = 2</text:span></text:p>
        </text:list-item>
        <text:list-item>
          <text:p text:style-name="P37"><text:span text:style-name="T1"><text:s text:c="2"/></text:span><text:span text:style-name="T2">val</text:span><text:span text:style-name="T1"> z = ref (4 * 73)</text:span></text:p>
        </text:list-item>
        <text:list-item>
          <text:p text:style-name="P37"><text:span text:style-name="T1"><text:s text:c="2"/></text:span><text:span text:style-name="T2">val</text:span><text:span text:style-name="T1"> x = 4</text:span></text:p>
        </text:list-item>
        <text:list-item>
          <text:p text:style-name="P37"><text:span text:style-name="T2">in</text:span><text:span text:style-name="T1"> </text:span></text:p>
        </text:list-item>
        <text:list-item>
          <text:p text:style-name="P35"><text:s text:c="2"/>z := 1; </text:p>
        </text:list-item>
        <text:list-item>
          <text:p text:style-name="P35"><text:s text:c="2"/>x * !z</text:p>
        </text:list-item>
        <text:list-item>
          <text:p text:style-name="P32">end</text:p>
        </text:list-item>
      </text:list>
      <text:p text:style-name="P20"/>
      <text:p text:style-name="P20"><text:span text:style-name="T10">Since the variables </text:span><text:span text:style-name="T1">x</text:span><text:span text:style-name="T10"> and </text:span><text:span text:style-name="T1">z</text:span><text:span text:style-name="T10"> and the dereference </text:span><text:span text:style-name="T1">!z</text:span><text:span text:style-name="T10"> are used in line 8, they are live at line 7. <text:s/>Since </text:span><text:span text:style-name="T1">z</text:span><text:span text:style-name="T10"> is reassigned at line 7, </text:span><text:span text:style-name="T1">!z</text:span><text:span text:style-name="T10"> is no longer live at line 6. <text:s/>Since </text:span><text:span text:style-name="T1">x</text:span><text:span text:style-name="T10"> is bound at line 5 and not used above, it is not live at line 4 and above. <text:s/>Since </text:span><text:span text:style-name="T1">z</text:span><text:span text:style-name="T10"> is bound at 4 and not used above, it is not live at line 3 and above. The liveness information demonstrates that the expression </text:span><text:span text:style-name="T1">(4 * 73)</text:span><text:span text:style-name="T10"> doesn't need to be computed, and lines 2 and 3 can simply be removed.</text:span></text:p>
      <text:p text:style-name="P20"><text:tab/>The information at each program point is derived from control structures in the program that dictate how information may flow between program points. <text:s/>Some uses of control structures are represented as literals in the syntax, while other uses are expressions that may evaluate to control structures, or function parameters that may bind to control structures. <text:s/>Function abstraction is a control structure allowing multiple parts of a program to flow into a section of code via a binding. <text:s/>In ML, function abstractions are higher order, and may be unknown without some form of evaluation. <text:s/>These control structures may be revealed by an abstract value flow analysis, which associates each program point with a set of abstract values that the point's expression may evaluate to.</text:p>
      <text:p text:style-name="P20"/>
      <text:list xml:id="list8077595683794516504" text:style-name="L3">
        <text:list-item>
          <text:p text:style-name="P38"><text:span text:style-name="T2">let</text:span><text:span text:style-name="T1"> </text:span></text:p>
        </text:list-item>
        <text:list-item>
          <text:p text:style-name="P38"><text:span text:style-name="T1"><text:s text:c="2"/></text:span><text:span text:style-name="T2">val</text:span><text:span text:style-name="T1"> f = </text:span><text:span text:style-name="T2">fn</text:span><text:span text:style-name="T1"> x =&gt; x 1</text:span></text:p>
        </text:list-item>
        <text:list-item>
          <text:p text:style-name="P38"><text:span text:style-name="T1"><text:s text:c="2"/></text:span><text:span text:style-name="T2">val</text:span><text:span text:style-name="T1"> g = </text:span><text:span text:style-name="T2">fn</text:span><text:span text:style-name="T1"> y =&gt; y + 2</text:span></text:p>
        </text:list-item>
        <text:list-item>
          <text:p text:style-name="P38"><text:span text:style-name="T1"><text:s text:c="2"/></text:span><text:span text:style-name="T2">val</text:span><text:span text:style-name="T1"> h = </text:span><text:span text:style-name="T2">fn</text:span><text:span text:style-name="T1"> z =&gt; z + 3</text:span></text:p>
        </text:list-item>
        <text:list-item>
          <text:p text:style-name="P38"><text:span text:style-name="T2">in</text:span><text:span text:style-name="T1"> </text:span></text:p>
        </text:list-item>
        <text:list-item>
          <text:p text:style-name="P36"><text:s text:c="2"/>(f g) + (f h)</text:p>
        </text:list-item>
        <text:list-item>
          <text:p text:style-name="P33">end</text:p>
        </text:list-item>
      </text:list>
      <text:p text:style-name="P20"/>
      <text:p text:style-name="P20"><text:span text:style-name="T10">The abstract values of </text:span><text:span text:style-name="T1">f</text:span><text:span text:style-name="T10">, </text:span><text:span text:style-name="T1">g</text:span><text:span text:style-name="T10">, </text:span><text:span text:style-name="T1">h</text:span><text:span text:style-name="T10"> are simply their let bound expressions {</text:span><text:span text:style-name="T1">fn x =&gt; x 1</text:span><text:span text:style-name="T10">}, {</text:span><text:span text:style-name="T1">fn y =&gt; y + 2</text:span><text:span text:style-name="T10">}, <text:s/>{</text:span><text:span text:style-name="T1">fn z =&gt; z + 3</text:span><text:span text:style-name="T10">}, respectively. <text:s/></text:span><text:span text:style-name="T1">x</text:span><text:span text:style-name="T10"> has the abstract values of {</text:span><text:span text:style-name="T1">fn y =&gt; y + 2</text:span><text:span text:style-name="T10">, </text:span><text:span text:style-name="T1">fn z =&gt; z + 3</text:span><text:span text:style-name="T10">}, so </text:span><text:span text:style-name="T1">x 1</text:span><text:span text:style-name="T10"> has the abstract values of {</text:span><text:span text:style-name="T1">3</text:span><text:span text:style-name="T10">, </text:span><text:span text:style-name="T1">4</text:span><text:span text:style-name="T10">}; </text:span><text:span text:style-name="T1">(f g)</text:span><text:span text:style-name="T10"> has abstract values of {</text:span><text:span text:style-name="T1">3</text:span><text:span text:style-name="T10">, </text:span><text:span text:style-name="T1">4</text:span><text:span text:style-name="T10">}. <text:s/>Since the abstract values depend on the flow of information, which depends on the abstract values, the description of abstract values is inductive or recursive. <text:s/>The historical motivation for describing the </text:span><text:soft-page-break/><text:span text:style-name="T10">abstract value information was really for its the control information, so the original approaches to these analyses are known as control flow analyses or CFAs. <text:s/>With the control flow information, other data flow analyses like available expression analysis and liveness analysis can provide greater coverage.</text:span></text:p>
      <text:p text:style-name="P20"><text:tab/>Analyses can be described in a variety of ways. <text:s/>An algorithm that take programs as input and produce behavior information as output are necessary for automation in compilers. <text:s/>A specification that states a proposition in terms of programs and execution information may be more suitable for showing clarity of meaning and correctness with respect to the operational semantics. <text:s/>The specification can be translated into an algorithm involving two parts. <text:s/>The first part generates a comprehensive set of data structures representing constraints of all program points, mirroring the specification's description, and the second part solves the constraints.</text:p>
      <text:p text:style-name="P20"/>
      <text:p text:style-name="P20"><text:tab/>For a subset of Concurrent ML without event combinators, Reppy and <text:s/>Xiao developed an efficient algorithmic analysis that determines for each channel all abstract processes that send and receive on it. <text:s/>The algorithm depends on each primitive operation in the program being labeled with a program point. <text:s/>A sequence of program points ordered in a valid execution sequence forms a control path. <text:s/>Distinction between processes in a program can be inferred from whether or not their control paths diverge. <text:s/></text:p>
      <text:p text:style-name="P20"><text:tab/>The algorithm proceeds in multiple steps that produce intermediate data structures, used for efficient lookup in the subsequent steps. <text:s/>It starts with a control-flow analysis[12, 13] that results in multiple mappings. One mapping is from variables to abstract values that may bind to the variables. <text:s/>Another mapping is from channel-bound variables to abstract values that are sent on the respective channels. <text:s/>Another is from function-bound variables to abstract values that are the result of respective function applications. <text:s/>It constructs a control-flow graph with possible paths for pattern matching and process spawning determined directly from the primitives used in the program. <text:s/>Relying on information from the mappings to abstract values, it constructs the possible paths of execution via function application and channel communication. <text:s/>It uses the graph for live variable analysis of channels, which limits the scope for the remaining analysis. <text:s/>Using the spawn and application edges of the control-flow graph, the algorithm then performs a data-flow analysis to determine a mapping from program points to all possible control paths leading into the respective program points. <text:s/>Using the CFA's mappings to abstract values, the algorithm determines the program points for sends and receives per channel variable. <text:s/>Then it uses the mapping to control paths to determine all control paths that send or receive on each channel, from which it classifies channels as one-shot, one-to-one, fan-in, fan-out, or many-to-many.</text:p>
      <text:p text:style-name="P20"><text:tab/>Reppy and Xiao informally prove soundness of their analysis by showing that their analysis claims that more than one process sends (or receives) on a channel if the execution allows more than one to send (or receive) on a that channel. <text:s/>The proof of soundness depends on the ability to relate the execution of a program to the static analysis of a program. <text:s/>The static analysis describes processes in <text:soft-page-break/>terms of control paths, since it can only describe processes in terms of statically available information. Thus, in order to describe the relationship between the processes of the static analysis and the operational semantics, the operational semantics is defined as stepping between sets of control paths paired with terms. <text:s/>Divergent control paths are added whenever a new process is spawned.</text:p>
      <text:p text:style-name="P20"/>
      <text:p text:style-name="P20"><text:tab/>The syntax, semantics, and analysis need to describe many details. <text:s/>Proving propositions relating all of these definitions requires manipulation of all those details. <text:s/>To ensure the correctness of proofs, it is necessary to check that there are no subtle errors in the definitions or proofs. <text:s/>Proofs in general require many subtle manipulations of symbols. <text:s/>The difference between a false statement and a true statement can often be difficult to spot, since the two may be very similar lexically. <text:s/>However, a mechanical proof checker, such as the one in Isabelle, has no difficulty discerning between valid and invalid derivations of statements. <text:s/>Mechanical checking of proofs can notify us of errors in the proofs or definitions far better and faster than manual checking. <text:s/>I have already benefitted from Isabelle's proof checker in order to correctly define the language semantics and abstract value flow analysis for this work. <text:s/>While trying to prove soundness of the analysis, the proof assistant would not accept my proof unless I provided derivation of facts that I believed to be false. <text:s/>I determined that my intuition was correct but my definitions had errors. <text:s/>After correcting the errors, I was able to complete the proof, such that the proof checker was satisfied.</text:p>
      <text:p text:style-name="P20"><text:tab/>Although Isabelle is described as a proof assistant[17], it is really a generic system for processing any kind of code. <text:s/>The code could be proofs, propositions, programs, or types. <text:s/>The processing could be checking proofs, interpreting programs, or translating code. <text:s/>Code and logics for processing code are defined by users using its meta-language Standard ML, and other user-defined languages. <text:s/>Isabelle/HOL is a higher-order logic built from Isabelle's primitives and other logics. <text:s/>It is useful for both programming and proving. <text:s/>Its ability to check that proofs satisfy propositions is simply one instance of its verification capabilities. <text:s/>It can also check that program terms satisfy types, similar to other programming systems for ML. <text:s/>Proofs and propositions are analogous to terms and types, respectively, yet Isabelle/HOL treats the two concepts distinctly. <text:s/>The practical uses for terms are quite different from that of proofs. <text:s/>If a <text:span text:style-name="T13">term</text:span> satisfies a <text:span text:style-name="T13">type</text:span>, then the term has utility for the data or computation it represents. <text:s/>The type is only valuable for confirming or denying the usage of a term. <text:s/>In contrast, once a <text:span text:style-name="T13">proof</text:span> satisfies a <text:span text:style-name="T13">proposition</text:span>, the proof becomes irrelevant, while the proposition is elevated to a theorem. <text:s/>The theorem is useful on its own without regard to any particular proof.</text:p>
      <text:p text:style-name="P20"><text:tab/>Similar to other programming languages, type <text:span text:style-name="T1">bool</text:span> can be satisfied by values <text:span text:style-name="T1">True</text:span> or <text:span text:style-name="T1">False</text:span>. In contrast to other programming languages, additional syntax, or data constructors, can be defined to satisfy the type <text:span text:style-name="T1">bool</text:span>. <text:s/>A constructor can take any number of terms of any types as input in order to create a boolean term. Although these new terms could be used in programs, just as <text:span text:style-name="T1">True</text:span> and <text:span text:style-name="T1">False</text:span> are, their main utility is in theorem proving. <text:s/>In Isabelle/HOL, propositions are isomorphic to terms of type <text:span text:style-name="T1">bool</text:span>. <text:s/>The constructors are defined with a set of inference rules, where each inference rule <text:soft-page-break/>defines the conditions sufficient for a construction to be valid, and at least one of the enumerated conditions is necessary for a valid construction . <text:s/>In other words, the constructor is equivalent to the boolean sum of all the conditions. <text:s/>The proposition definitions in terms of inference rules, or inductive definitions, are analogous to datatype definitions, just as propositions are analogous to types.</text:p>
      <text:p text:style-name="P20"/>
      <text:p text:style-name="P26"><text:span text:style-name="T8">datatype</text:span> 'a list = Nil | Cons 'a "'a list"</text:p>
      <text:p text:style-name="P26"/>
      <text:p text:style-name="P29"><text:span text:style-name="T8">inductive</text:span> sorted :: "('a ⇒ 'a ⇒ bool) ⇒ 'a list ⇒ bool" where</text:p>
      <text:p text:style-name="P29"><text:s text:c="2"/>Nil : "sorted P Nil" |</text:p>
      <text:p text:style-name="P29"><text:s text:c="2"/>Single : "sorted P (Cons x Nil)" |</text:p>
      <text:p text:style-name="P29"><text:s text:c="2"/>Cons : "P x y ⟹ sorted P (Cons y ys) ⟹ sorted P (Cons x (Cons y ys))"</text:p>
      <text:p text:style-name="P20"/>
      <text:p text:style-name="P20">The definitions of <text:span text:style-name="T1">list</text:span> and <text:span text:style-name="T1">sorted</text:span> can be combined with definitions of natural numbers to form propositions. <text:s/>Note that Isabelle/HOL's list is defined with syntactic sugar. <text:span text:style-name="T1">hd # tl</text:span> can be used instead of <text:span text:style-name="T1">Cons hd tl</text:span>, and <text:span text:style-name="T1">[a, b, c]</text:span> is <text:span text:style-name="T1">a # b # c # Nil</text:span>. <text:s/>In Isabelle/HOL, propositions may be proved by applying the inference rules. <text:s/>The method <text:span text:style-name="T1">rule</text:span> is used to work backwards from the goal until no further conditions need to be satisfied. <text:s/>Theorems may also be proved forwards from axioms, theorems or assumptions to the goal, using other methods like <text:span text:style-name="T1">drule</text:span> or <text:span text:style-name="T1">erule</text:span>.</text:p>
      <text:p text:style-name="P20"/>
      <text:p text:style-name="P27">datatype<text:span text:style-name="T9"> nat = Z | S nat </text:span></text:p>
      <text:p text:style-name="P27"/>
      <text:p text:style-name="P27">inductive<text:span text:style-name="T9"> lte :: “nat =&gt; nat =&gt; bool” </text:span>where</text:p>
      <text:p text:style-name="P28"><text:s text:c="2"/>Eq : “lte n n” |</text:p>
      <text:p text:style-name="P28"><text:s text:c="2"/>Lt : “lte n1 n2 ==&gt; lte n1 (S n2)”</text:p>
      <text:p text:style-name="P27"/>
      <text:p text:style-name="P27">theorem<text:span text:style-name="T9"> “</text:span></text:p>
      <text:p text:style-name="P28"><text:s text:c="2"/>sorted lte (Cons (Z) (Cons (S Z) (Cons (S Z) (Cons (S (S (S Z))) Nil))))</text:p>
      <text:p text:style-name="P28">”</text:p>
      <text:p text:style-name="P27"><text:s/>apply<text:span text:style-name="T9"> (rule Cons)</text:span></text:p>
      <text:p text:style-name="P27"><text:s text:c="2"/>apply<text:span text:style-name="T9"> (rule Lt)</text:span></text:p>
      <text:p text:style-name="P27"><text:s text:c="2"/>apply<text:span text:style-name="T9"> (rule Eq)</text:span></text:p>
      <text:p text:style-name="P27"><text:s/>apply<text:span text:style-name="T9"> (rule Cons)</text:span></text:p>
      <text:p text:style-name="P27"><text:s text:c="2"/>apply<text:span text:style-name="T9"> (rule Eq)</text:span></text:p>
      <text:p text:style-name="P27"><text:s/>apply<text:span text:style-name="T9"> (rule Cons)</text:span></text:p>
      <text:p text:style-name="P27"><text:s text:c="2"/>apply<text:span text:style-name="T9"> (rule Lt)</text:span></text:p>
      <text:p text:style-name="P27"><text:s text:c="2"/>apply<text:span text:style-name="T9"> (rule Lt)</text:span></text:p>
      <text:p text:style-name="P27"><text:s text:c="2"/>apply<text:span text:style-name="T9"> (rule Eq)</text:span></text:p>
      <text:p text:style-name="P27"><text:s/>apply<text:span text:style-name="T9"> (rule Single)</text:span></text:p>
      <text:p text:style-name="P27">done</text:p>
      <text:p text:style-name="P20"/>
      <text:p text:style-name="P20">In truth, <text:span text:style-name="T1">True</text:span> and <text:span text:style-name="T1">False</text:span> are not primitive values, but actually just named instances of other propositions converted to boolean terms. <text:s text:c="2"/><text:span text:style-name="T1">False</text:span> is defined to be the absurd statement that all <text:soft-page-break/>propositions are valid.</text:p>
      <text:p text:style-name="P25"/>
      <text:p text:style-name="P12"><text:span text:style-name="T14">definition</text:span><text:span text:style-name="T15"> True :: bool </text:span><text:span text:style-name="T14">where</text:span><text:span text:style-name="T15"> </text:span></text:p>
      <text:p text:style-name="P15"><text:s text:c="2"/>"True ≡ ((λx::bool. x) = (λx. x))"</text:p>
      <text:p text:style-name="P15"/>
      <text:p text:style-name="P12"><text:span text:style-name="T14">definition</text:span><text:span text:style-name="T15"> False :: bool </text:span><text:span text:style-name="T14">where</text:span><text:span text:style-name="T15"> </text:span></text:p>
      <text:p text:style-name="P15"><text:s text:c="2"/>"False ≡ (∀P. P)"</text:p>
      <text:p text:style-name="P30"/>
      <text:p text:style-name="P21">Hypothesis</text:p>
      <text:p text:style-name="P20"><text:tab/>I will derive a static analysis from Reppy and Xiao's algorithm, describing for each channel in a program, all processes that possibly send or receive on the channel. <text:s/>Additionally, it will classify channels as one-shot, one-to-one, fan-out, fan-in, or many-to-many. <text:s/>Instead of Serrano's algorithm[18] for the CFA used in Reppy and Xiao's algorithm, I will define a constraint-based specification and algorithm for the CFA. <text:s/>The method of determining topologies will be fairly similar to Reppy and Xiao's. <text:s/>The analysis of this work will also consider event combinators, which are not considered in Reppy and Xiao's work. <text:s/>I will show that the static analysis is informative by demonstrating programs for which the static analysis classifies some channels as fan-in, fan-out, and so on. <text:s/>I will show that the static analysis is sound by showing that for any program, the execution of the program results in the same sends and receives or fewer compared to the possible sends and receives described by the analysis. <text:s/>I will show that the static analysis is computable by demonstrating the existence of a computable function that takes any program as input and generates all sends and receives described by the analysis.</text:p>
      <text:p text:style-name="P21"/>
      <text:p text:style-name="P21">Evaluation</text:p>
      <text:p text:style-name="P21"><text:tab/><text:span text:style-name="T9">The main contributions of this work will be formal and mechanically verified proofs of communication properties of Concurrent ML, including an analysis derived from Reppy and Xiao's analysis. <text:s/>This work extends that of Reppy and Xiao by demonstrating formal proofs of soundness and extending the analysis to encompass event combinators for choice and transactions.</text:span></text:p>
      <text:p text:style-name="P22"/>
      <text:p text:style-name="P21">Architecture</text:p>
      <text:p text:style-name="P20"><text:tab/>To enable mechanical verification of the correctness of the proofs, I will construct the semantics, analysis and theorems in the formal language of Isabelle/HOL. <text:s/>To aid the development of formal proofs, I will design the analysis as a declarative specification as opposed to an algorithm. <text:s/>However, the declarative analysis will make the proof of computability less direct. <text:s/>To aid the scrutiny of the theorems' adequacy, I will express the definitions and propositions with the fewest number of structures, judgements, inferences rules, and axioms necessary. <text:s/>Efficiency of computation will be ignored in favor of verification. <text:s/>I will not rely on intermediate map or graph data structures, which Reppy and Xiao used for efficient computation. <text:s/>In order to relate the analysis to the operational <text:soft-page-break/>semantics, I will borrow Reppy and Xiao's strategy of stepping between sets of control paths tied to terms.</text:p>
      <text:p text:style-name="P20"><text:tab/>In this thesis work, I'm interested in communication topology soundness, rather than flow soundness. <text:s/>Nevertheless, I will need to prove additional flow soundness theorems en route to proving communication topology soundness. <text:s/>Restricting the grammar to a form that requires every abstraction and application to be bound to a variable would allow the operational semantics to maintain static term information necessary for proofs of flow soundness[3, 5]. <text:s/>The semantics would be defined as an environment based operational semantics, rather than a substitution based operational semantics. <text:s/>By avoiding simplification of terms in the operational semantics, it will be possible to relate the abstract values of the analysis to the values produced by the operational semantics, which in turn is relied on to prove flow soundness.</text:p>
      <text:p text:style-name="P20"><text:tab/>I will incorporate the restricted grammar and the environment based semantics into this work. The restricted grammar is impractical for a programmer to write, yet it is still practical for a language under automated analysis since there is a straight forward procedure to transform more flexible grammars into the restricted form as demonstrated by Flanagan et al [2]. <text:s/>Additionally, the restricted grammar melds nicely with the control path semantics. <text:s/>Instead of defining additional meta-syntax for program points of primitive operations, I can simply use the required variables of the restricted grammar to identify program points, and control paths will simply be sequences of let bound variables. A modification of Listing 2 illustrates the restrictive grammar applied to Concurrent ML.</text:p>
      <text:p text:style-name="P20"/>
      <text:p text:style-name="P20"/>
      <text:p text:style-name="P20"/>
      <text:p text:style-name="P21">Implementation</text:p>
      <text:p text:style-name="P21"/>
      <text:p text:style-name="P22"><text:s/><text:tab/>We describe possible implementations of specialized and unspecialized Concurrent ML using feasible low-level thread-centric features such as wait and poll. <text:s/>The thread-centric approach allows us to focus on optimizations common to many implementations by decoupling the implementation of communication features from thread scheduling and management. <text:s/>Depending on the low level features provided by existing language implementations, Concurrent ML could be implemented in terms of lower level features, as is the case in SML/NJ and MLton. <text:s/>It could also be implemented as primitive features within a compiler and runtime or interpreter. <text:s/>Analyzing and optimizing Concurrent ML would require treating the language as an object, so implementing its features as primitives would make the most sense. <text:s/>Thus, one can think of the implementation shown here as an intermediate representation presented with concrete syntax.</text:p>
      <text:p text:style-name="P10"><text:span text:style-name="T9"><text:tab/>The benefits of specialization would be much more significant ins multiprocessor implementations rather than single processor implementations. <text:s/>A single processor implementation could avoid overhead caused by contention to acquire locks, by coupling the implementation of </text:span><text:soft-page-break/><text:span text:style-name="T9">channels with scheduling and only scheduling send and recv operations when no other pending operations have yet to start or have already finished. <text:s/>Reppy's implementation of Concurrent ML uses SML/NJ's first class continuations to implement scheduling and communication as one with low overhead. <text:s/>However, a multiprocessor implementation would allow threads to run on different processors for increased parallelism and would not be able to mandate when threads are attempted relative to others without losing the parallel advantage. <text:s/>The cost of trying to achieve parallelism is increased overhead due to contention over acquiring locks.</text:span></text:p>
      <text:p text:style-name="P22"/>
      <text:p text:style-name="P22"/>
      <text:p text:style-name="P10">ManyToMany Channel </text:p>
      <text:p text:style-name="P11"><text:tab/>A channel can be in one of three states. <text:s/>Either some threads are trying to send through it, some threads are trying to receive from it, or no threads are trying to send or receive. <text:s/>Additionally a channel is composed of a mutex lock, so that send and recv operations can yield to each other when updating the channel state. <text:s/>When multiple threads are trying to send on a channel, the channel is associated with a queue consisting of messages to be sent, along with conditions waited on by sending threads. When multiple threads are trying to receive on a channel, the channel is associated with a queue consisting of initially empty cells accessible by receiving threads and conditions waited on by the receiving threads. The three states are represented by the datatype chan_content. <text:s/>The channel is represented by the chan datatype, which is composed of a reference to chan_content and a mutex lock. <text:s/></text:p>
      <text:p text:style-name="P11"><text:tab/>The send operation acquires the channel's lock to ensure that it updates the channel based on any one of its latest state. <text:s/>If there are threads trying to receive from the channel, the send operation dequeues an item from the state's associated queue. <text:s/>The item consists of a condition waited on by a receiving thread and an empty cell that can be accessed by the receiving thread. <text:s/>It deposits the message in the cell and signals on the condition, updates the channel state to inactive if there are no further receiving threads waiting, then releases the lock, signals on the condition and returns the unit value. <text:s/>If there are no threads trying to receive from the channel, the send operation updates the channel state to that of trying to send with an additional condition and message in the associated queue. <text:s/>It releases the lock and waits on the enqueued condition. <text:s/>Once a receiving thread signals on the same condition, the send operation returns with the unit value.</text:p>
      <text:p text:style-name="P10"><text:span text:style-name="T9"><text:tab/>The recv operation acquires the channel's lock to ensure that it updates the channel based on any one of its latest state. <text:s/>If there are threads trying to send on the channel, the recv operation dequeues an item from the state's associated queue. <text:s/>The item consists of a condition waited on by a sending thread along with a message to be sent. <text:s/>It signals the condition and updates the channel state to inactive if there are no further sending threads waiting, then releases the lock and returns the sent message. <text:s/>If there are no threads trying to send on the channel, the recv operation updates the channel state to that of trying to receive with an additional condition and empty cell in the associated queue. <text:s/>It releases the lock and waits on the enqueued condition. <text:s/>Once a sending thread signals on the same condition, the </text:span><text:soft-page-break/><text:span text:style-name="T9">recv operation returns with the value deposited in the cell by a sending thread.</text:span></text:p>
      <text:p text:style-name="P11"><text:tab/></text:p>
      <text:p text:style-name="P22"/>
      <text:p text:style-name="P22"/>
      <text:p text:style-name="P10">FanOut Channel </text:p>
      <text:p text:style-name="P11"><text:tab/>Implementation of fan-out channels, compared to that of many-to-many channels, requires fewer steps to synchronize and can execute more steps outside of critical regions, which reduces contention for locks. <text:s/>A channel is composed of a lock and one of three possible states, as is the case for many-to-many channels. <text:s/>However, the state of a thread trying to send need only be associated with one condition and one message. <text:s/></text:p>
      <text:p text:style-name="P11"><text:tab/>The send operation checks if the channel's state is inactive and tries to use the compareAndSwap operator to transactionally update the state of the channel to that of trying to send. <text:s/>If successful, it simply waits on sendCond, the condition that a receiving thread will signal on, and then returns the unit value. <text:s/>If the transactional update fails and the state is that of threads trying to receive on the channel, then the send operation acquires the lock, then dequeues an item from the associated queue where the item consists of recvCond, a condition waited on by a receiving thread, and a cell for depositing the message to that receiving thread. <text:s/>It deposits the message in the cell, updates the state to inactive there are no further items on the queue, then releases the lock. <text:s/>Then it signals on the condition and returns the unit value. The lock is acquired after the state is determined to be that of threads trying to receive, since the expectation is that the current thread is the only one that tries to update the channel from that state. <text:s/>If the communication topology analysis were incorrect and and there were actually multiple threads that could call the send operation, then there might be data races. <text:s/>Likewise, due to the expectation of a single thread sending on the channel, the send operation should never witness the state of threads already trying to send.</text:p>
      <text:p text:style-name="P11"><text:tab/>The recv operation acquires the lock and checks the state of the channel, just as the recv operation for many-to-many channels. <text:s/>If the channel is in a state where there is no already trying to send, then it behaves the same as the recv operation of many-to-many channels. <text:s/>If there is already a thread trying to receive, then it updates the state to inactive and releases the lock. <text:s/>Then it signals on the state's associated condition, which is waited on by a sending thread, and returns the states' associated message.</text:p>
      <text:p text:style-name="P11"/>
      <text:p text:style-name="P10">FanIn Channel </text:p>
      <text:p text:style-name="P11">The implementation of fan-in channels is very similar to that of fan-out channels.</text:p>
      <text:p text:style-name="P11"/>
      <text:p text:style-name="P10">OneToOne Channel</text:p>
      <text:p text:style-name="P11"><text:tab/>a one-to-one channel can also be in one of three possible states, but there is no associated lock. Additional, none of the states are associated with queues. <text:s/>Instead, there is a possible state of a thread <text:soft-page-break/>trying to send, with a condition and a message, or a possible state of a thread trying to receive with a condition and an empty cell, or a possible inactive state.</text:p>
      <text:p text:style-name="P11"><text:tab/>The send operation checks if the channel's state is inactive and tries to use the compareAndSwap operator to transactionally update the state of the channel to that of trying to send. <text:s/>If successful, it simply waits on sendCond, the condition that a receiving thread will signal on, and then returns the unit value. <text:s/>If the transactional update fails and the state is that of a thread trying to receive on the channel, then it deposits the message in the state's associated cell, updates the channel state to inactive, then signals on the state's associated condition and returns the unit value. <text:s/>If the communication analysis for the channel is correctly one-to-one, then there should be no other thread trying update the state from the state of a thread trying to receive, and no thread modifies that particular state, so no locks are necessary. <text:s/>Likewise, the send operation should never witness the state of another thread already trying to send, if it is truly one-to-one.</text:p>
      <text:p text:style-name="P11"><text:tab/>The recv operation checks if the channel's state is inactive and tries to use the compareAndSwap operator to transactionally update the state of the channel to that of trying to receive. <text:s/>If successful, it simply waits on recvCond, the condition that a sending thread will signal on after it deposits a message, and then returns the deposited message. <text:s/>If the transactional update fails and the state is that of a thread trying to send on the channel, then it updates the channel state to inactive, then signals on the state's associated condition and returns the message associated with the sending thread. <text:s/>If the communication analysis for the channel is correctly one-to-one, then there should be no other thread trying update the state from the state of a thread trying to send, and no thread modifies that particular state, so no locks are necessary. <text:s/>Likewise, the recv operation should never witness the state of another thread already trying to receive, if it is truly one-to-one.</text:p>
      <text:p text:style-name="P11"/>
      <text:p text:style-name="P10">OneShot Channel</text:p>
      <text:p text:style-name="P10"><text:tab/><text:span text:style-name="T9">A one-shot channel consists of the same possible states as a one-to-one channel, but is additionally associated with a mutex lock, to account for the fact that multiple threads may try to receive on the channel, even though only at most one message is ever sent.</text:span></text:p>
      <text:p text:style-name="P11"><text:tab/>The send operation is like that of one-to-one channels, except that if the state is that of a thread trying to receive, it simply deposits the message and signals on the associated condition, without updating the channel's state to inactive, which would be unnecessary, since no further attempts to send are expected.</text:p>
      <text:p text:style-name="P10"><text:span text:style-name="T9"><text:tab/>The recv operation checks if the channel's state is inactive and tries to use the compareAndSwap operator to transactionally update the state of the channel to that of trying to receive. <text:s/>If successful, it simply waits on recvCond, the condition that a sending thread will signal on after it deposits a message, and then returns the deposited message. <text:s/>If the transactional update fails and the state is that of a thread trying to send on the channel, then it acquires the lock, signals on the state's associated condition and returns the message associated with the sending thread, without ever releasing the lock, so that </text:span><text:soft-page-break/><text:span text:style-name="T9">competing receiving threads will know to not progress. <text:s/>If the state is that of a thread trying to receive on the channel, the it acquires the lock, which should block the current thread forever, if there truly is only one send ever.</text:span></text:p>
      <text:p text:style-name="P11"/>
      <text:p text:style-name="P10">OneShotToOne Channel</text:p>
      <text:p text:style-name="P11"><text:tab/>An even more restrictive version of a channel with at most one send could be used if it's determined that the number of receiving threads is at most one. <text:s/>The one-shot-to-one channel is composed of a possibly empty cell, a condition for a sending thread to wait on, and a condition for a receiving thread to wait on.</text:p>
      <text:p text:style-name="P11"><text:tab/>The send operation deposits the message in the cell, signals on the recvCond, waits on the sendCond, and then returns the unit value. <text:s/>The recv operation waits on the recvCond, signals on the sendCond and then returns the deposited message.</text:p>
      <text:p text:style-name="P11"/>
      <text:p text:style-name="P11"><text:tab/>Although there are proofs that the communication topologies are sound with respect to the semantics, it would additionally be important to have proofs that the above specialized implementations are equivalent to the many-to-many implementation under the assumption of particular communication topologies.</text:p>
      <text:p text:style-name="P11"/>
      <text:p text:style-name="P10">Informal Objectives</text:p>
      <text:p text:style-name="P11"><text:tab/>To optimize a Concurrent ML program with specialized implementations of communication, one needs to determine which specialized implementations in what context of the program are behaviorally equivalent to the original implementations. <text:s/>In this work we take the view that if some channel has some maximum number of processes competing to send or receive on it, then the implementation of the channel, send, and receive may be specialized to a faster version. <text:s/>We support this view informally, by providing example specialized implementations and stating the communication topologies for which they are valid. <text:s/>However, such claims should not be trusted, and we hope that future work can develop formal proofs of correct transformations by relying on the formal proofs of soundness that developed in this work. <text:s/>For example:</text:p>
      <text:p text:style-name="P11"/>
      <text:p text:style-name="P48">Suppose structure Chan is a general implementation of communication, and OneToOneChan is a specialized implementation of communication; if channel c is one-to-one, </text:p>
      <text:p text:style-name="P48">c is implemented with Chan in p, and program px = p with c's implementation replaced by OneToOneChan, then evaluation of p is behaviorally equivalent to the evaluation of px.</text:p>
      <text:p text:style-name="P11"/>
      <text:p text:style-name="P11">Such a theorem tells us if a transformation is correct, but it doesn't tell if we can find the necessary conditions for making the transformation. <text:s/>In addition, we need proof that we can determine that a channel is one-to-one or can be classified as some other topology. <text:s/>Since programs are not required to <text:soft-page-break/>terminate communication topologies are defined by the runtime communication, it is not always possible to determine a precise communication topology. <text:s/>However it should be possible to determine an approximate communication topology, or the static communication topology. <text:s/>With a proof that the static communication topology is computable, along with proof that static topology implies some runtime topology, the we can show that the necessary conditions attainable.</text:p>
      <text:p text:style-name="P11"><text:tab/>In this work, we focus on the formal proofs that demonstrate that static communication topology classifications imply certain runtime communication topology classifications, i.e. proofs of soundness of static communication topology classification. <text:s/>For one-to-one classification, the soundness of static classification means</text:p>
      <text:p text:style-name="P11"/>
      <text:p text:style-name="P11"><text:span text:style-name="T13">if variable x is statically determined to be a channel with one-to-one communication topology in program p, then for all states v if p evaluates to v, then all channels created with binding x have one-to-one topology in program p's evaluation to state v.</text:span></text:p>
      <text:p text:style-name="P49"/>
      <text:p text:style-name="P11">We could also create an analogous description of evaluation with a static description of evaluation, describing abstract values representing all possible values produced by evaluation program p up to any state v.</text:p>
      <text:p text:style-name="P11"/>
      <text:p text:style-name="P11"><text:span text:style-name="T13">if program p statically evaluates to abstract values in W, and <text:s/>variable x is statically determined to be a channel with one-to-one communication topology in program p with abstract values W, then </text:span></text:p>
      <text:p text:style-name="P11"><text:span text:style-name="T13">if variable x is statically determined to be a channel with one-to-one communication topology in program p, then for all states v where p evaluates to v, all channels created with binding x have one-to-one topology in program p's evaluation to state v.</text:span></text:p>
      <text:p text:style-name="P11"><text:tab/></text:p>
      <text:p text:style-name="P22">Factoring out the static evaluation from communication topology classification, not only gives a nice symmetry with the runtime evaluation, but also emphasizes the importance of the describing abstract values, common to all communication topologies. </text:p>
      <text:p text:style-name="P22"/>
      <text:p text:style-name="P22"/>
      <text:p text:style-name="P10">Formal Objectives</text:p>
      <text:p text:style-name="P22">In order to give a convincing proof of the soundness, we need precise descriptions of the soundness theorems. <text:s/>In fact, we give descriptions that are as precise as possible – they are formal, and our proofs are as convincing as possible – they are mechanically verifiable and automatically checked by the actively maintained software Isabelle.</text:p>
      <text:p text:style-name="P22"/>
      <text:p text:style-name="P21">Syntax</text:p>
      <text:p text:style-name="P22"><text:tab/>The syntax of the language of programs is in a very restricted ANF form, which can be viewed <text:soft-page-break/>as an intermediate representation. <text:s/>It consists of variables and three other mutually dependent parts. <text:s/>An expression has one of two forms. <text:s/>Either it can be a let-binding followed by an expression, or it can be a result variable. <text:s/>A bind consists of the unit value literal, and a prim, which consists of literals for events, which are used for synchronization, pairs, left and right parts of sums, and function abstractions. <text:s/>Additionally, it consists of syntax for channel generation, thread spawning, synchronization, <text:s/>accessing first and second items of pairs, pattern matching and function application. <text:s/><text:span text:style-name="T21">prim</text:span> is factored out of bind in order to concisely define certain relations on just those constructs.</text:p>
      <text:p text:style-name="P22"/>
      <text:p text:style-name="P41">datatype var = Var string</text:p>
      <text:p text:style-name="P41"/>
      <text:p text:style-name="P41">datatype exp = </text:p>
      <text:p text:style-name="P41"><text:s text:c="2"/>Let var bind exp |</text:p>
      <text:p text:style-name="P41"><text:s text:c="2"/>Result var</text:p>
      <text:p text:style-name="P41"/>
      <text:p text:style-name="P41">and bind = </text:p>
      <text:p text:style-name="P41"><text:s text:c="2"/>Unit |</text:p>
      <text:p text:style-name="P41"><text:s text:c="2"/>Chan |</text:p>
      <text:p text:style-name="P41"><text:s text:c="2"/>Prim prim |</text:p>
      <text:p text:style-name="P41"><text:s text:c="2"/>Spawn exp |</text:p>
      <text:p text:style-name="P41"><text:s text:c="2"/>Sync var |</text:p>
      <text:p text:style-name="P41"><text:s text:c="2"/>Fst var |</text:p>
      <text:p text:style-name="P41"><text:s text:c="2"/>Snd var |</text:p>
      <text:p text:style-name="P41"><text:s text:c="2"/>Case var var exp var exp |</text:p>
      <text:p text:style-name="P41"><text:s text:c="2"/>App var var</text:p>
      <text:p text:style-name="P41"/>
      <text:p text:style-name="P41">and prim = </text:p>
      <text:p text:style-name="P41"><text:s text:c="2"/>SendEvt var var |</text:p>
      <text:p text:style-name="P41"><text:s text:c="2"/>RecvEvt var |</text:p>
      <text:p text:style-name="P41"><text:s text:c="2"/>Pair var var |</text:p>
      <text:p text:style-name="P41"><text:s text:c="2"/>Left var |</text:p>
      <text:p text:style-name="P41"><text:s text:c="2"/>Right var |</text:p>
      <text:p text:style-name="P41"><text:s text:c="2"/>Abs var var exp</text:p>
      <text:p text:style-name="P41"/>
      <text:p text:style-name="P22"/>
      <text:p text:style-name="P21">Dynamic Semantics</text:p>
      <text:p text:style-name="P22"><text:tab/>The dynamic semantics describes how a program is evaluated for any number of steps. <text:s/>A control label is composed of variables and used to indicate how an expression is reached abstractly from a previous step during evaluation. <text:s/>A control path is a list of control labels, which is used to abstractly describe the multiple steps taken to reach a point in evaluation. <text:s/>A channel consists of the control path leading to its generation site and the variable that the new channel becomes bound to. <text:s/>A value is either the unit value, a channel instance, or a closure consisting of a primitive with an <text:soft-page-break/>environment that maps variables to further values. <text:s/>A continuation frame is composed of a variable, yet to be bound, an expression that may refer to the variable, and an environment mapping variables in the expression to their bound values. <text:s/>A continuation stack is a stack of continuation frames. <text:s/>A state consists of an expression, yet to be evaluated, an environment containing at the values of variables bound before the state's expression, and a continuation stack.</text:p>
      <text:p text:style-name="P22"><text:tab/>The sequential step predicate asserts that a state takes a single deterministic step in evaluation. The predicate is defined to hold by the inference rules listed in [Figure ?]. <text:s/>The Result rule says that a state containing a Result expression and a nonempty continuation stack steps to a state containing an expression from the first frame on the continuation stack. <text:s/>The unbound frame variable becomes bound to the value bound to the Result variable, and the remainder of the continuation stack becomes new continuation stack. <text:s/>The Let_Unit rule says that a state consisting of a Let expression with a variable binding to the unit literal, steps to a state containing the Let expression's next expression with Let binding variable bound to the unit value. <text:s/>The Let_Fst rule says that a state consisting of a Let expression with variable binding to a Fst bindee, steps to a state containing the Let expression's next expression, with the Let binding variable bound to a new value, that which is the first value of the pair value bound to the Fst bindee's variable. <text:s/>The Let_Snd rule is similar. <text:s/>The Let_Case_Left rule says that a state consisting of a Let expression with a variable binding to a Case bindee steps to the left expression of the Case bindee, with the Left binding variable bound in the expression to the value within a Left value, that which is bound to the Case binding variable. <text:s/>The continuation stack is updated with a frame containing the Let binding variable and the Let expression's next expression, along with the original environment. <text:s/>The Let_Case_Right rule is similar. <text:s/>The Let_App rule says that a state consisting of a Let expression with a variable binding to a function application steps a state containing the expression within the function abstraction, along with function parameter bound to the function abstraction itself, and the abstraction's input parameter bound to value of the application argument. <text:s/>As with Let_Case_Left, and Let_Case_Right, the stack is updated with a frame containing the Let binding variable and the Let expression's next expression, along with the original environment.</text:p>
      <text:p text:style-name="P22"><text:s/><text:tab/>A thread pool is a mapping from control paths to states, where is control path abstractly represents the steps taken up to the state it points to. <text:s/>The leaf predicate asserts that a control path exists in a thread pool and is not a prefix of any other control path in the thread pool.</text:p>
      <text:p text:style-name="P22"><text:tab/>The concurrent step predicate asserts that a thread pool takes a nondeterministic step in evaluation. <text:s/>The Seq_Step_Down rule says that a thread pool may step to the same thread pool updated with an existing leaf path extended with a Down control label mapping to a new state; <text:s/>The existing control path leads to a state with a Result expression and a nonempty continuation stack. <text:s/>The front continuation frame contains the variable of the Down control <text:s/>label, and the state sequentially steps to the new state of the thread pool. <text:s/>The Seq_Step rule says that a thread pool may step to the same thread pool updated with an existing leaf path extended with a Seq control label mapping to a new state. <text:s/>The existing path leads to a state with a Let expression, where the Let binding variable is that of the Seq <text:soft-page-break/>control label, and the state sequentially steps to the new state of the thread pool, with the continuation unchanged. <text:s text:c="2"/>The Seq_Step_Up rule says that a thread pool may step to the same thread pool updated with an existing leaf path extended with an Up control label mapping to a new state. <text:s/>The existing path leads to a state containing a Let expression. <text:s/>The Let binding variable is that of the Up control label, and the state sequentially steps to a new state with a new frame added to the continuation stack. <text:s/>The frame consists of the original state's Let binding variable, the Let expression's next expression and the environment. <text:s/>The existing state sequentially steps to the new state of the thread pool. <text:s/>The Let_Chan rule states that a thread pool steps to the same thread pool updated with a an existing leaf path extended with a Seq control label mapping to a state. <text:s/>The existing path leads to a state consisting of a Let expression binding to channel generation. <text:s/>The Let binding variable is that of the Seq control label, and the thread pool's new state consists of the Let expression's next expression with the Let binding variable bound to a new channel value with an identity constructed from the existing path and the binding variable. <text:s/>The Let_Spawn rule states that a thread pool may step to the same thread pool updated with two new paths mapping to two new states. <text:s/>One path consists of an existing leaf path extended with a Seq control label, and the other consists of a the same path extend with a Spawn control label. <text:s/>The existing path leads to a state containing a Let expression binding with a Spawn bindee. <text:s/>The new state associated with the Spawn control label consists of the Spawn bindee's expression, the existing state's environment, and an empty continuation stack. <text:s/>The new state associated with <text:s/>the Seq control label consists of the Let expression's next expression, the original environment updated with the Let binding variable mapped to the unit value, and the same continuation stack. <text:s/>The Let_Sync rule says that a thread pool steps to the same thread pool updated with two new paths mapping to two new states. <text:s/>One new path is an extension of an existing leaf path that points to an expression with a binding to a sync on a variable bound to a send event. <text:s/>The new state associated with the extended path consists of the Let expression's next expression and the Let binding variable bound to the unit value, and unchanged continuation stack. <text:s/>The other new path is an extension of an existing leaf path that points to an expression with a binding to a sync on a variable bound to a receive event. <text:s/>The new path is associated with a new state containing the Let expressions's next expression, the Let binding variable bound to the value of of the send event's message, and an unchanged continuation stack. <text:s/>The channel variables of both events are bound to the same channel.</text:p>
      <text:p text:style-name="P22"><text:tab/>The star predicate is defined by two inference rules. <text:s/>The Refl rule says that star holds for a binary predicate and two identical terms that could be arguments for the predicate. <text:s/>The Step rule says that star holds for a binary predicate and two terms, where the predicate holds for the first term and an intermediate term, and star holds for the predicate the intermediate term and the second term. <text:s/>The multi concurrent step predicate is simply the star predicate partially applied to the concurrent step predicate.</text:p>
      <text:p text:style-name="P22"/>
      <text:p text:style-name="P22"/>
      <text:p text:style-name="P21"><text:soft-page-break/>Dynamic Communication Topology Classification</text:p>
      <text:p text:style-name="P22"/>
      <text:p text:style-name="P22"/>
      <text:p text:style-name="P21">Static Semantics</text:p>
      <text:p text:style-name="P22"><text:tab/>The static semantics describes an imprecise range of values associated with variables in a program during any step of the program's evaluation. <text:s/>Abstract values are used to represent a range of concrete values. <text:s/>An abstract value is either an abstract channel identified by a variable, <text:s/>an abstract unit value, which is just as precise as its concrete counterpart, or an abstract primitive, which represents the range of closures over that primitive. <text:s/>The abstract value environment is a mapping from variables to sets of abstract values. <text:s/>The result variable function determines the variable of a Result expression or determines the result variable of a Let expression's next expression.</text:p>
      <text:p text:style-name="P22"><text:tab/>The accept predicate asserts that two abstract value environments represent value associations of a program. <text:s/>The first abstract value environment V maps variables in the program to values, which they bind to, including Let bindings, Case bindings, and abstraction bindings. <text:s/>The second abstract value environment C maps variables to the values sent as messages over channels that are abstractly identified by the variables. <text:s/>The Result rule says that any two abstract value environments accept a Result expression. <text:s/>Since there are no bindings and no mention of channels in a Result expression, any binding environment and any message environment contains all values for the expression vacuously. The Let_Unit rule says that two abstract environments accepts a Let expression with a binding to the unit literal, where the binding environment maps the binding variable to the abstract unit value, and the abstract value environments accept the Let expression's next expression. <text:s/>The rules for Let_Chan, Let_Send_Evt, Let_Recv_Evt, Let_Pair, Let_Left, Let_Right are similar. <text:s/>The Let_Abs rule says that two abstract environments accept a Let expression with a binding to a function abstraction, where the function parameter of the function abstraction maps to the abstract value of the function abstraction, and the abstract value environments also accept the expression within the function abstraction. Additionally, the Let binding variable also maps to the abstract value of the function abstraction, and like previous rules, the abstract value environments accept the Let expression's next expression. <text:s/>The Let_Spawn rule says that two abstract value environments accept a Let expression with binding to a Spawn bindee, where the the Let binding variable maps to the abstract unit value in the abstract value binding environment, and the two abstract value environments accept both the expression within the Spawn bindee and the Let expression's next expression. <text:s/>The Let_Sync rule says that two abstract value environments accept a Let expression with binding to a synchronization. <text:s/>For all abstract send event values bound to the Sync's variable, and all abstract channel values of the abstract send event values, the abstract values of the send events' message variables are also bound to the abstract channel identifier in the message binding environment. <text:s/>Additionally, the Let binding variable is bound to the abstract unit value. <text:s/>For all abstract receive event values bound to the Sync's variable, and all abstract channels of the abstract receive event values, the message abstract value of the channel identifier is also <text:soft-page-break/>bound to the the Let binding's variable in the binding abstract value environment. <text:s/>The Let_Fst rule says that two abstract value environments accept a Let expression with binding to an access of first of pair, where for all abstract pair values bound to the Fst's variable, the abstract value of the first variable is also bound to the Let binding's variable in the binding abstract value environment. <text:s/>Additionally, the two abstract value environments accept the Let expression's next expression. <text:s/>The Let_Snd rule is similar. <text:s/>The Let_Case rule says that two abstract value environments accept a Let expression with binding to case pattern matching. <text:s/>For all the left abstract values bound to the variable of the case binding, the abstract value, wrapped in the abstract left value, will also be bound to the case left binding for use in the case left expression. <text:s/>The abstract value bound to the the result variable of the case left expression is also bound to Let binding variable, and the two abstract value environments accept the case left expression. <text:s/>For all the right abstract values bound to the variable of the case binding, the abstract value, wrapped in the abstract right value, will also be bound to the case right binding for use in the case right expression. <text:s/>The abstract value bound to the the result variable of the case right expression is also bound to Let binding variable, and the two abstract value environments accept the case right expression. <text:s/>Additionally, the two abstract value environments accept the Let expression's next expression. <text:s/>The Let_App rule says that two abstract value environments accept a Let expression with binding to a function application. <text:s/>For all abstract function abstraction values in the function being applied, the abstract value of the application's argument is also the abstract value of the function abstraction value's input parameter, and the abstract value of the result variable of the function abstraction's expression is also bound to the Let binding variable. <text:s/>As with previous rules, the two abstract value environments accept the Let expression's next expression. <text:s/>It is worth noting that the rule <text:s/>does not require that the two abstract environments also accept the expression within the function abstraction. <text:s/>Doing so would result in a coinductive description, since the function being applied could also be applied in its own inner expression. <text:s/>A coinductive description would certainly not be computable, which would defeat the purpose of the static semantics.</text:p>
      <text:p text:style-name="P21"/>
      <text:p text:style-name="P21">Static Communication Topology Classification </text:p>
      <text:p text:style-name="P21"/>
      <text:p text:style-name="P22"/>
      <text:p text:style-name="P21">References</text:p>
      <text:list xml:id="list7903075810933484638" text:style-name="L5">
        <text:list-item>
          <text:p text:style-name="P43">Donnelly, K. and Fluet, M. Transactional events. ACM SIGPLAN Notices 2006, 41(9), pp.124-135.</text:p>
        </text:list-item>
        <text:list-item>
          <text:p text:style-name="P44">Flanagan C., Sabry A., Duba B.F., Felleisen M. The Essence of Compiling with Continuations. In ACM SIGPLAN Notices; 1993 Aug 1 (Vol. 28, No. 6, pp. 237-247). ACM.</text:p>
        </text:list-item>
        <text:list-item>
          <text:p text:style-name="P43">Fluet, M. A type-and control-flow analysis for System F. In Symposium on Implementation and Application of Functional Languages (pp. 122-139). 2012 August. Springer, Berlin, Heidelberg.</text:p>
        </text:list-item>
        <text:list-item>
          <text:p text:style-name="P44">Matichuk D., Murray T., Wenzel M. Eisbach: A Proof Method Language for Isabelle. Journal of Automated Reasoning. 2016 Mar 1;56(3):261-82.</text:p>
        </text:list-item>
        <text:list-item>
          <text:p text:style-name="P44">Nielson F., Nielson H.R., Hankin C. Principles of program analysis. Springer; 2015 Feb 27.</text:p>
        </text:list-item>
        <text:list-item>
          <text:p text:style-name="P44">Nipkow T, Klein G. Concrete Semantics: With Isabelle/HOL. Springer; 2014 Dec 3.</text:p>
        </text:list-item>
        <text:list-item>
          <text:p text:style-name="P44"><text:soft-page-break/>Paulson L.C., Nipkow T. Isabelle Tutorial and User’s Manual. University of Cambridge, Computer Laboratory; 1990.</text:p>
        </text:list-item>
        <text:list-item>
          <text:p text:style-name="P44">Reppy, J.H. Concurrent Programming in ML. Cambridge University Press; 2007 Sep 14.</text:p>
        </text:list-item>
        <text:list-item>
          <text:p text:style-name="P43">Reppy, J. H. CML: A Higher-Order Concurrent Language. In PLDI’91, New York, NY, June 1991. ACM, pp. 293–305. </text:p>
        </text:list-item>
        <text:list-item>
          <text:p text:style-name="P43">Reppy, J., Russo, C.V. and Xiao, Y. Parallel concurrent ML. In ACM SIGPLAN Notices 2009 August (Vol. 44, No. 9, pp. 257-268). ACM.</text:p>
        </text:list-item>
        <text:list-item>
          <text:p text:style-name="P44">Reppy J, Xiao Y. Specialization of CML message-passing primitives. In ACM SIGPLAN Notices 2007 Jan 17 (Vol. 42, No. 1, pp. 315-326). ACM.</text:p>
        </text:list-item>
        <text:list-item>
          <text:p text:style-name="P44">Reppy, J. Type-sensitive control-flow analysis. In ML ’06, New York, NY, September 2006. ACM, pp. 74–83. </text:p>
        </text:list-item>
        <text:list-item>
          <text:p text:style-name="P45">Shivers, O. Control-flow analysis of higher-order languages. PhD dissertation, Carnegie Mellon University, 1991.</text:p>
        </text:list-item>
        <text:list-item>
          <text:p text:style-name="P45">Wenzel M. The Isabelle/Isar Reference Manual.</text:p>
        </text:list-item>
        <text:list-item>
          <text:p text:style-name="P45">Wenzel M, Haftmann F, Paulson L. The Isabelle/Isar Implementation.</text:p>
        </text:list-item>
        <text:list-item>
          <text:p text:style-name="P45">Xiao, Y. Toward optimization of Concurrent ML. Master’s dissertation, University of Chicago, December 2005. </text:p>
        </text:list-item>
        <text:list-item>
          <text:p text:style-name="P42"><text:a xlink:type="simple" xlink:href="http://isabelle.in.tum.de/" text:style-name="Internet_20_link" text:visited-style-name="Visited_20_Internet_20_Link"><text:span text:style-name="T19">http://isabelle.in.tum.de/</text:span></text:a></text:p>
        </text:list-item>
        <text:list-item>
          <text:p text:style-name="P45">Serrano, M. Control flow analysis: a functional languages compilation paradigm. In <text:span text:style-name="T12">SAC ’95: Proceedings of the 1995 ACM symposium on Applied Computing</text:span>, New York, NY, 1995. ACM, pp. 118–122. </text:p>
        </text:list-item>
      </text:list>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Courier New1" style:font-size-asian="10pt" style:font-name-complex="Courier New1"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8-04-15T14:29:09</dc:date>
    <dc:creator>Thomas Logan</dc:creator>
    <meta:generator>OpenOffice/4.1.3$Unix OpenOffice.org_project/413m1$Build-9783</meta:generator>
    <meta:editing-duration>P34DT15H10M47S</meta:editing-duration>
    <meta:editing-cycles>590</meta:editing-cycles>
    <meta:document-statistic meta:table-count="0" meta:image-count="0" meta:object-count="0" meta:page-count="23" meta:paragraph-count="268" meta:word-count="9995" meta:character-count="61289"/>
  </office:meta>
</office:document-meta>
</file>